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28A00003E80000023284E529D34.svm" manifest:media-type=""/>
  <manifest:file-entry manifest:full-path="Pictures/2000020100003E8000002328F6F9542F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4.79cm" fo:margin-left="0.049cm" fo:margin-top="0.049cm" fo:margin-bottom="0.049cm" table:align="left" style:shadow="none"/>
    </style:style>
    <style:style style:name="Таблица1.A" style:family="table-column">
      <style:table-column-properties style:column-width="2.593cm"/>
    </style:style>
    <style:style style:name="Таблица1.B" style:family="table-column">
      <style:table-column-properties style:column-width="1.614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773cm"/>
    </style:style>
    <style:style style:name="Таблица1.E" style:family="table-column">
      <style:table-column-properties style:column-width="2.011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1.984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Таблица1.H1" style:family="table-cell">
      <style:table-cell-properties style:vertical-align="" fo:padding="0.101cm" fo:border="0.05pt solid #000000"/>
    </style:style>
    <style:style style:name="Таблица1.A2" style:family="table-cell">
      <style:table-cell-properties style:vertical-align="bottom" fo:padding="0.101cm" fo:border-left="0.05pt solid #000000" fo:border-right="none" fo:border-top="none" fo:border-bottom="0.05pt solid #000000"/>
    </style:style>
    <style:style style:name="Таблица1.H2" style:family="table-cell">
      <style:table-cell-properties style:vertical-align="bottom" fo:padding="0.101cm" fo:border-left="0.05pt solid #000000" fo:border-right="0.05pt solid #000000" fo:border-top="none" fo:border-bottom="0.05pt solid #000000"/>
    </style:style>
    <style:style style:name="P1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17b09" officeooo:paragraph-rsid="00017b09" style:font-weight-asian="bold" style:font-weight-complex="bold"/>
    </style:style>
    <style:style style:name="P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7aa9f" officeooo:paragraph-rsid="0007aa9f" style:font-weight-asian="bold" style:font-weight-complex="bold"/>
    </style:style>
    <style:style style:name="P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17b09"/>
    </style:style>
    <style:style style:name="P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291f0"/>
    </style:style>
    <style:style style:name="P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7aa9f"/>
    </style:style>
    <style:style style:name="P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/>
    </style:style>
    <style:style style:name="P10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7aa9f" officeooo:paragraph-rsid="0007aa9f" style:font-style-asian="italic" style:font-style-complex="italic"/>
    </style:style>
    <style:style style:name="P11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91b9d" officeooo:paragraph-rsid="00091b9d" style:font-style-asian="italic" style:font-style-complex="italic"/>
    </style:style>
    <style:style style:name="P1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17b09" officeooo:paragraph-rsid="00017b09"/>
    </style:style>
    <style:style style:name="P1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7aa9f" officeooo:paragraph-rsid="0007aa9f"/>
    </style:style>
    <style:style style:name="P1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7aa9f" officeooo:paragraph-rsid="0007aa9f" style:font-style-asian="normal" style:font-style-complex="normal"/>
    </style:style>
    <style:style style:name="P1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91b9d" officeooo:paragraph-rsid="00091b9d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fo:font-weight="bold" style:font-size-asian="10pt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/>
    </style:style>
    <style:style style:name="P20" style:family="paragraph" style:parent-style-name="Standard">
      <style:text-properties fo:font-weight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0ab5ff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paragraph-properties fo:text-align="center" style:justify-single-word="false"/>
      <style:text-properties fo:font-size="20pt"/>
    </style:style>
    <style:style style:name="P25" style:family="paragraph" style:parent-style-name="Standard">
      <style:text-properties fo:color="#000000" style:font-name="Courier New" fo:font-size="10pt"/>
    </style:style>
    <style:style style:name="P26" style:family="paragraph" style:parent-style-name="Standard">
      <style:text-properties fo:color="#000000" style:font-name="Courier New" fo:font-size="10pt" style:font-size-asian="10pt" style:font-size-complex="10pt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text-align="center" style:justify-single-word="false" fo:break-before="page"/>
    </style:style>
    <style:style style:name="P29" style:family="paragraph" style:parent-style-name="Standard">
      <style:paragraph-properties fo:margin-left="7.493cm" fo:margin-right="0cm" fo:text-indent="1.249cm" style:auto-text-indent="false"/>
    </style:style>
    <style:style style:name="P30" style:family="paragraph" style:parent-style-name="Standard">
      <style:paragraph-properties fo:margin-left="8.742cm" fo:margin-right="0cm" fo:text-indent="0cm" style:auto-text-indent="false"/>
    </style:style>
    <style:style style:name="P31" style:family="paragraph" style:parent-style-name="Standard">
      <style:paragraph-properties fo:margin-left="1.27cm" fo:margin-right="0cm" fo:text-indent="-0.635cm" style:auto-text-indent="false"/>
    </style:style>
    <style:style style:name="P32" style:family="paragraph" style:parent-style-name="Heading_20_3">
      <style:text-properties officeooo:rsid="000c58db"/>
    </style:style>
    <style:style style:name="P33" style:family="paragraph" style:parent-style-name="Standard" style:list-style-name="L1">
      <style:text-properties officeooo:paragraph-rsid="000ab5ff"/>
    </style:style>
    <style:style style:name="P34" style:family="paragraph" style:parent-style-name="Standard" style:list-style-name="L1">
      <style:paragraph-properties fo:line-height="100%" fo:text-align="justify" style:justify-single-word="false"/>
      <style:text-properties officeooo:paragraph-rsid="000ab5ff"/>
    </style:style>
    <style:style style:name="P35" style:family="paragraph" style:parent-style-name="Standard" style:list-style-name="L3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/>
    </style:style>
    <style:style style:name="P36" style:family="paragraph" style:parent-style-name="Standard" style:list-style-name="L6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/>
    </style:style>
    <style:style style:name="P37" style:family="paragraph" style:parent-style-name="Standard" style:list-style-name="L3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 style:font-weight-complex="bold"/>
    </style:style>
    <style:style style:name="P38" style:family="paragraph" style:parent-style-name="Standard" style:list-style-name="L6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style:font-name="Times New Roman1" fo:font-size="12pt" officeooo:paragraph-rsid="000ab5ff"/>
    </style:style>
    <style:style style:name="P39" style:family="paragraph" style:parent-style-name="Standard">
      <style:paragraph-properties fo:text-align="start" style:justify-single-word="false"/>
      <style:text-properties officeooo:paragraph-rsid="000ebdf1"/>
    </style:style>
    <style:style style:name="P40" style:family="paragraph" style:parent-style-name="Standard">
      <style:paragraph-properties fo:text-align="end" style:justify-single-word="false"/>
      <style:text-properties officeooo:paragraph-rsid="000ebdf1"/>
    </style:style>
    <style:style style:name="P41" style:family="paragraph" style:parent-style-name="Standard">
      <style:text-properties officeooo:paragraph-rsid="000ebdf1"/>
    </style:style>
    <style:style style:name="P42" style:family="paragraph" style:parent-style-name="Standard">
      <style:paragraph-properties fo:text-align="center" style:justify-single-word="false"/>
      <style:text-properties officeooo:rsid="000fcdda" officeooo:paragraph-rsid="000fcdda"/>
    </style:style>
    <style:style style:name="P43" style:family="paragraph" style:parent-style-name="Standard">
      <style:text-properties style:font-name="Arial1" fo:font-size="13pt" officeooo:paragraph-rsid="00091b9d" style:font-size-asian="13pt" style:font-size-complex="13pt"/>
    </style:style>
    <style:style style:name="P44" style:family="paragraph" style:parent-style-name="Standard">
      <style:text-properties style:font-name="Arial1" fo:font-size="13pt" officeooo:paragraph-rsid="000ab5ff" style:font-size-asian="13pt" style:font-size-complex="13pt"/>
    </style:style>
    <style:style style:name="P45" style:family="paragraph" style:parent-style-name="Standard">
      <style:text-properties style:font-name="Arial1" fo:font-size="13pt" fo:font-weight="bold" style:font-size-asian="13pt" style:font-size-complex="13pt"/>
    </style:style>
    <style:style style:name="P46" style:family="paragraph" style:parent-style-name="Standard">
      <style:text-properties fo:color="#000000" style:font-name="Courier New" fo:font-size="10pt" style:font-size-asian="10pt" style:font-size-complex="10pt"/>
    </style:style>
    <style:style style:name="P47" style:family="paragraph" style:parent-style-name="Standard">
      <style:text-properties fo:color="#000000" style:font-name="Courier New" fo:font-size="10pt" fo:font-weight="normal" officeooo:rsid="0015b6e8" officeooo:paragraph-rsid="0015b6e8" style:font-size-asian="10pt" style:font-weight-asian="normal" style:font-size-complex="10pt" style:font-weight-complex="normal"/>
    </style:style>
    <style:style style:name="P48" style:family="paragraph" style:parent-style-name="Standard">
      <style:text-properties officeooo:paragraph-rsid="00118a79"/>
    </style:style>
    <style:style style:name="P49" style:family="paragraph" style:parent-style-name="Standard" style:list-style-name="L4">
      <style:paragraph-properties fo:margin-left="3.81cm" fo:margin-right="0cm" fo:line-height="100%" fo:text-align="justify" style:justify-single-word="false" fo:text-indent="-0.635cm" style:auto-text-indent="false"/>
      <style:text-properties officeooo:paragraph-rsid="000ab5ff"/>
    </style:style>
    <style:style style:name="P50" style:family="paragraph" style:parent-style-name="Standard" style:list-style-name="L5">
      <style:paragraph-properties fo:margin-left="3.81cm" fo:margin-right="0cm" fo:line-height="100%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officeooo:paragraph-rsid="000ab5ff"/>
    </style:style>
    <style:style style:name="P51" style:family="paragraph" style:parent-style-name="Standard">
      <style:paragraph-properties fo:margin-left="0.212cm" fo:margin-right="0.296cm" fo:margin-top="0cm" fo:margin-bottom="0.212cm" style:contextual-spacing="false" fo:text-align="justify" style:justify-single-word="false" fo:text-indent="0cm" style:auto-text-indent="false"/>
      <style:text-properties style:font-name="Times New Roman" fo:font-size="12pt" style:text-underline-style="none" fo:font-weight="normal" officeooo:paragraph-rsid="001066f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212cm" fo:margin-right="0.296cm" fo:text-align="justify" style:justify-single-word="false" fo:text-indent="0cm" style:auto-text-indent="false"/>
      <style:text-properties officeooo:paragraph-rsid="001066fc"/>
    </style:style>
    <style:style style:name="P53" style:family="paragraph" style:parent-style-name="Standard">
      <style:paragraph-properties fo:margin-left="0.212cm" fo:margin-right="0.296cm" fo:text-align="justify" style:justify-single-word="false" fo:text-indent="0cm" style:auto-text-indent="false"/>
      <style:text-properties officeooo:paragraph-rsid="000c58db"/>
    </style:style>
    <style:style style:name="P54" style:family="paragraph" style:parent-style-name="Standard">
      <style:paragraph-properties fo:margin-left="0.212cm" fo:margin-right="0.296cm" fo:text-align="justify" style:justify-single-word="false" fo:text-indent="0cm" style:auto-text-indent="false"/>
      <style:text-properties officeooo:paragraph-rsid="001239b0"/>
    </style:style>
    <style:style style:name="P55" style:family="paragraph" style:parent-style-name="Standard">
      <style:paragraph-properties fo:margin-left="0cm" fo:margin-right="0.296cm" fo:margin-top="0cm" fo:margin-bottom="0.212cm" style:contextual-spacing="false" fo:text-align="start" style:justify-single-word="false" fo:text-indent="0cm" style:auto-text-indent="false"/>
      <style:text-properties style:font-name="Arial1" fo:font-size="13pt" style:text-underline-style="none" officeooo:paragraph-rsid="001066fc" style:font-size-asian="13pt" style:font-size-complex="13pt"/>
    </style:style>
    <style:style style:name="P56" style:family="paragraph" style:parent-style-name="Standard">
      <style:paragraph-properties fo:break-before="page"/>
      <style:text-properties style:font-name="Arial1" fo:font-size="13pt" officeooo:paragraph-rsid="00118a79" style:font-size-asian="13pt" style:font-size-complex="13pt"/>
    </style:style>
    <style:style style:name="P57" style:family="paragraph" style:parent-style-name="Standard">
      <style:paragraph-properties fo:margin-left="0.635cm" fo:margin-right="0.296cm" fo:text-align="justify" style:justify-single-word="false" fo:text-indent="-0.423cm" style:auto-text-indent="false">
        <style:tab-stops>
          <style:tab-stop style:position="2.223cm"/>
        </style:tab-stops>
      </style:paragraph-properties>
      <style:text-properties officeooo:paragraph-rsid="001239b0"/>
    </style:style>
    <style:style style:name="P58" style:family="paragraph" style:parent-style-name="Standard">
      <style:paragraph-properties fo:margin-left="0.635cm" fo:margin-right="0.296cm" fo:text-align="justify" style:justify-single-word="false" fo:text-indent="-0.423cm" style:auto-text-indent="false"/>
      <style:text-properties officeooo:paragraph-rsid="001239b0"/>
    </style:style>
    <style:style style:name="P59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60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style:font-name="Arial1" fo:font-size="13pt" fo:font-weight="bold" officeooo:paragraph-rsid="0007aa9f" style:font-size-asian="13pt" style:font-size-complex="13pt"/>
    </style:style>
    <style:style style:name="P61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137519"/>
    </style:style>
    <style:style style:name="P62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style:font-name="Times New Roman" fo:font-weight="bold"/>
    </style:style>
    <style:style style:name="P6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17b09" officeooo:paragraph-rsid="00017b09"/>
    </style:style>
    <style:style style:name="P64" style:family="paragraph" style:parent-style-name="Основной_20_текст_20_2" style:list-style-name="L2">
      <style:paragraph-properties fo:line-height="100%"/>
      <style:text-properties officeooo:paragraph-rsid="000ab5ff"/>
    </style:style>
    <style:style style:name="P65" style:family="paragraph" style:parent-style-name="Основной_20_текст_20_2" style:list-style-name="L2">
      <style:paragraph-properties fo:margin-left="0cm" fo:margin-right="0cm" fo:line-height="100%" fo:text-indent="0cm" style:auto-text-indent="false"/>
      <style:text-properties style:font-name="Times New Roman1" fo:font-size="12pt" fo:language="ru" fo:country="RU" officeooo:rsid="000ab5ff" officeooo:paragraph-rsid="000ab5ff" style:font-size-complex="12pt"/>
    </style:style>
    <style:style style:name="P66" style:family="paragraph" style:parent-style-name="Основной_20_текст_20_2" style:list-style-name="L2">
      <style:paragraph-properties fo:margin-left="0cm" fo:margin-right="0cm" fo:line-height="100%" fo:text-indent="0cm" style:auto-text-indent="false"/>
      <style:text-properties officeooo:paragraph-rsid="000ab5ff"/>
    </style:style>
    <style:style style:name="P67" style:family="paragraph" style:parent-style-name="Основной_20_текст_20_2" style:list-style-name="L2" style:master-page-name="">
      <style:paragraph-properties fo:margin-left="1.27cm" fo:margin-right="0cm" fo:line-height="100%" fo:text-align="justify" style:justify-single-word="false" fo:orphans="2" fo:widows="2" fo:text-indent="0cm" style:auto-text-indent="false" style:page-number="auto" style:writing-mode="lr-tb"/>
      <style:text-properties officeooo:paragraph-rsid="000ab5ff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5ff" style:font-weight-asian="bold" style:font-weight-complex="bold"/>
    </style:style>
    <style:style style:name="T5" style:family="text">
      <style:text-properties fo:font-weight="bold" style:font-size-asian="10pt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language="en" fo:country="US" fo:font-weight="bold" style:font-weight-asian="bold" style:font-size-complex="12pt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17b09" style:font-style-asian="italic" style:font-style-complex="italic"/>
    </style:style>
    <style:style style:name="T13" style:family="text">
      <style:text-properties fo:font-style="italic" officeooo:rsid="0013751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2pt" fo:language="ru" fo:country="RU" officeooo:rsid="00091b9d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officeooo:rsid="00017b09"/>
    </style:style>
    <style:style style:name="T18" style:family="text">
      <style:text-properties officeooo:rsid="0001adca"/>
    </style:style>
    <style:style style:name="T19" style:family="text">
      <style:text-properties officeooo:rsid="000291f0"/>
    </style:style>
    <style:style style:name="T20" style:family="text">
      <style:text-properties officeooo:rsid="00036b59"/>
    </style:style>
    <style:style style:name="T21" style:family="text">
      <style:text-properties style:font-size-asian="10pt"/>
    </style:style>
    <style:style style:name="T22" style:family="text">
      <style:text-properties fo:font-size="10pt" fo:font-weight="bold" style:font-size-asian="10pt" style:font-weight-asian="bold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25" style:family="text">
      <style:text-properties fo:font-size="10pt" style:text-underline-style="solid" style:text-underline-width="auto" style:text-underline-color="font-color" style:font-size-asian="10pt"/>
    </style:style>
    <style:style style:name="T26" style:family="text">
      <style:text-properties officeooo:rsid="0007aa9f"/>
    </style:style>
    <style:style style:name="T27" style:family="text">
      <style:text-properties officeooo:rsid="000ab5ff"/>
    </style:style>
    <style:style style:name="T28" style:family="text">
      <style:text-properties style:text-position="sub 58%"/>
    </style:style>
    <style:style style:name="T29" style:family="text">
      <style:text-properties style:text-position="sub 58%" fo:font-weight="bold" style:font-weight-asian="bold" style:font-weight-complex="bold"/>
    </style:style>
    <style:style style:name="T30" style:family="text">
      <style:text-properties style:font-size-complex="12pt"/>
    </style:style>
    <style:style style:name="T31" style:family="text">
      <style:text-properties officeooo:rsid="000ab5ff" style:font-size-complex="12pt"/>
    </style:style>
    <style:style style:name="T32" style:family="text">
      <style:text-properties style:font-name="Times New Roman1" fo:font-size="12pt"/>
    </style:style>
    <style:style style:name="T33" style:family="text">
      <style:text-properties style:font-name="Times New Roman1" fo:font-size="12pt" fo:language="ru" fo:country="RU" style:font-size-complex="12pt"/>
    </style:style>
    <style:style style:name="T34" style:family="text">
      <style:text-properties style:font-name="Times New Roman1" fo:font-size="12pt" fo:language="ru" fo:country="RU" officeooo:rsid="000ab5ff" style:font-size-complex="12pt"/>
    </style:style>
    <style:style style:name="T35" style:family="text">
      <style:text-properties style:font-name="Times New Roman1" fo:font-size="12pt" fo:language="ru" fo:country="RU" fo:font-weight="bold" officeooo:rsid="000ab5ff" style:font-weight-asian="bold" style:font-size-complex="12pt" style:font-weight-complex="bold"/>
    </style:style>
    <style:style style:name="T36" style:family="text">
      <style:text-properties style:font-name="Times New Roman1" fo:font-size="12pt" officeooo:rsid="000ab5ff"/>
    </style:style>
    <style:style style:name="T37" style:family="text">
      <style:text-properties style:font-name="Times New Roman1" fo:font-size="12pt" fo:language="en" fo:country="US" fo:font-weight="bold" style:font-weight-asian="bold" style:font-weight-complex="bold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0ab5ff"/>
    </style:style>
    <style:style style:name="T40" style:family="text">
      <style:text-properties officeooo:rsid="000c58db"/>
    </style:style>
    <style:style style:name="T41" style:family="text">
      <style:text-properties officeooo:rsid="000ebdf1"/>
    </style:style>
    <style:style style:name="T42" style:family="text">
      <style:text-properties officeooo:rsid="001375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8"/>
        <text:p text:style-name="Standard"/>
        <text:p text:style-name="P21">НОВОСИБИРСКИЙ ГОСУДАРСТВЕННЫЙ ТЕХНИЧЕСКИЙ УНИВЕРСИТЕТ</text:p>
        <text:p text:style-name="Standard"/>
        <text:p text:style-name="Standard"/>
        <text:p text:style-name="Standard"/>
        <text:p text:style-name="P21">Кафедра ВТ</text:p>
        <text:p text:style-name="Standard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4">«Структуры и алгоритмы обработки данных»</text:p>
        <text:p text:style-name="Standard"/>
        <text:p text:style-name="P21">Пояснительная записка к контрольной работе</text:p>
        <text:p text:style-name="P22">«<text:span text:style-name="T16">Коллекция данных - дерево поиска</text:span>»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9">Выполнил:</text:p>
        <text:p text:style-name="P30">студент гр. ЗАП-933 Лутохин Г.Н. </text:p>
        <text:p text:style-name="P29">шифр 134464479</text:p>
        <text:p text:style-name="P29">вариант задания 1</text:p>
        <text:p text:style-name="Standard"/>
        <text:p text:style-name="Standard"/>
        <text:p text:style-name="Standard"/>
        <text:p text:style-name="Standard"/>
        <text:p text:style-name="P29">Дата сдачи:</text:p>
        <text:p text:style-name="P29">Отметка о зачете: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1">Новосибирск</text:p>
        <text:p text:style-name="P21">2014</text:p>
        <text:p text:style-name="Standard"/>
        <text:p text:style-name="P56"><text:span text:style-name="T1">Цель работы</text:span></text:p>
        <text:p text:style-name="P48">Освоение технологии реализации ассоциативных нелинейных коллекций на примере АТД «Двоичное дерево поиска». Освоение методики программирования рекурсивных и итеративных алгоритмов для структуры данных. </text:p>
        <text:p text:style-name="Standard"/>
        <text:p text:style-name="P44"><text:span text:style-name="T4">Вариант задания</text:span></text:p>
        <text:list xml:id="list969650466297953876" text:style-name="L1">
          <text:list-item>
            <text:p text:style-name="P33">Алгоритмы основных операций АТД <text:s/>(вставки, удаления и поиска) реализуются в рекурсивной форме.</text:p>
          </text:list-item>
          <text:list-item>
            <text:p text:style-name="P34">Схема операции обхода: <text:span text:style-name="T14">L</text:span><text:span text:style-name="T29">t</text:span><text:span text:style-name="T14"> → R</text:span><text:span text:style-name="T29">t </text:span><text:span text:style-name="T14">→ t</text:span>.</text:p>
          </text:list-item>
          <text:list-item>
            <text:p text:style-name="P34">Дополнительная операция: определение длины внутреннего пути дерева (длина внутреннего пути = сумма глубин внутренних узлов).</text:p>
          </text:list-item>
        </text:list>
        <text:p text:style-name="P31"/>
        <text:p text:style-name="P45">Задание</text:p>
        <text:list xml:id="list5704128361531419080" text:style-name="L2">
          <text:list-header>
            <text:p text:style-name="P64"><text:span text:style-name="T31">1.<text:tab/></text:span><text:span text:style-name="T33">Спроектировать</text:span><text:span text:style-name="T30">, реализовать и провести тестовые испытания АТД «</text:span><text:span text:style-name="T8">B</text:span><text:span text:style-name="T35">ST</text:span><text:span text:style-name="T34">-дерево» для коллекции, содержащей данные произвольного типа. Тип коллекции задаётся клиентской программой.</text:span></text:p>
            <text:p text:style-name="P65">Двоичное дерево поиска (Binary Search Tree – BST) представляет упорядоченное, иерархическое, ассоциативное множество элементов, между которыми существуют структурные отношения «предки – потомки».</text:p>
            <text:p text:style-name="P66"><text:span text:style-name="T34">Интерфейс АТД «</text:span><text:span text:style-name="T35">BST</text:span><text:span text:style-name="T34">-</text:span><text:span text:style-name="T30">дерево» включает <text:s/>следующие операции:</text:span></text:p>
          </text:list-header>
        </text:list>
        <text:list xml:id="list8711434444296128866" text:style-name="L3">
          <text:list-item>
            <text:p text:style-name="P35">опрос размера дерева, </text:p>
          </text:list-item>
          <text:list-item>
            <text:p text:style-name="P35">очистка дерева,</text:p>
          </text:list-item>
          <text:list-item>
            <text:p text:style-name="P35">проверка дерева на пустоту,</text:p>
          </text:list-item>
          <text:list-item>
            <text:p text:style-name="P35">доступ к данным с заданным ключом,</text:p>
          </text:list-item>
          <text:list-item>
            <text:p text:style-name="P35">включение данных с заданным ключом,</text:p>
          </text:list-item>
          <text:list-item>
            <text:p text:style-name="P35">удаление данных с заданным ключом,</text:p>
          </text:list-item>
          <text:list-item>
            <text:p text:style-name="P37">обход узлов дерева по схеме, заданной в варианте задания,</text:p>
          </text:list-item>
          <text:list-item>
            <text:p text:style-name="P37">дополнительная операция, заданная в варианте задания.</text:p>
          </text:list-item>
          <text:list-item>
            <text:p text:style-name="P35">итератор для доступа к данным в дереве с операциями:</text:p>
          </text:list-item>
        </text:list>
        <text:list xml:id="list5938431744137757914" text:style-name="L4">
          <text:list-item>
            <text:p text:style-name="P49">установка на первый узел в дереве с минимальным ключом,</text:p>
          </text:list-item>
          <text:list-item>
            <text:p text:style-name="P49">установка на последний узел в дереве с максимальным ключом,</text:p>
          </text:list-item>
          <text:list-item>
            <text:p text:style-name="P49">проверка состояния итератора,</text:p>
          </text:list-item>
          <text:list-item>
            <text:p text:style-name="P49">доступ по чтению и записи к данным текущего узла в дереве,</text:p>
          </text:list-item>
          <text:list-item>
            <text:p text:style-name="P49">переход к следующему по значению ключа узлу в дереве,</text:p>
          </text:list-item>
          <text:list-item>
            <text:p text:style-name="P49">переход к предыдущему по значению ключа узлу в дереве,</text:p>
          </text:list-item>
        </text:list>
        <text:list xml:id="list180023340494851" text:continue-list="list5704128361531419080" text:style-name="L2">
          <text:list-item>
            <text:list>
              <text:list-item>
                <text:list>
                  <text:list-header>
                    <text:p text:style-name="P67">Для тестирования коллекции интерфейс АТД «BST – дерево» включает дополнительные операции:</text:p>
                  </text:list-header>
                </text:list>
              </text:list-item>
            </text:list>
          </text:list-item>
        </text:list>
        <text:list xml:id="list5136029053285754506" text:style-name="L5">
          <text:list-item>
            <text:p text:style-name="P50">вывод структуры дерева на экран,</text:p>
          </text:list-item>
          <text:list-item>
            <text:p text:style-name="P50">опрос числа просмотренных операцией узлов дерева.</text:p>
          </text:list-item>
        </text:list>
        <text:list xml:id="list3434401770526253729" text:style-name="L6">
          <text:list-header>
            <text:p text:style-name="P36"><text:span text:style-name="T36">2.<text:tab/></text:span><text:span text:style-name="T32">Выполнить отладку и тестирование всех операций АТД «</text:span><text:span text:style-name="T37">BST</text:span><text:span text:style-name="T32">-дерево» с помощью меню операций.</text:span></text:p>
            <text:p text:style-name="P38"><text:span text:style-name="T27">3.<text:tab/></text:span>Выполнить тестирование средней трудоёмкости операций поиска, вставки и удаления элементов для вырожденного и случайного <text:span text:style-name="T9">BST</text:span>-дерева. </text:p>
            <text:p text:style-name="P38"><text:span text:style-name="T39">4.<text:tab/></text:span><text:span text:style-name="T38">Провести сравнительный анализ экспериментальных показателей трудоёмкости операций.</text:span></text:p>
          </text:list-header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60"><text:soft-page-break/>Формат АТД</text:p>
        <text:p text:style-name="P54">Двоичное дерево поиска (BST) представляет собой упорядоченное, иерархическое, ассоциативное множество элементов, между которыми существуют структурные отношения «предки – потомки». Каждый элемент множества состоит из данных и уникального идентификатора (ключа). Положение элемента в дереве определяется ключевым значением при сопоставлении его с другими ключами, присутствующими в дереве.</text:p>
        <text:p text:style-name="P54"/>
        <text:p text:style-name="P54">Каждый элемент BST-дерева (узел) имеет двух потомков. Каждый узел удовлетворяет следующим условиям:</text:p>
        <text:p text:style-name="P58">-<text:tab/>ключ элемента больше всех ключей, содержащихся в его левом поддереве и меньше всех ключей, содержащихся в его правом поддереве.</text:p>
        <text:p text:style-name="P57">- <text:tab/>поддеревья узла так же являются BST-деревьями.</text:p>
        <text:p text:style-name="P57"/>
        <text:p text:style-name="P62">Параметры</text:p>
        <text:p text:style-name="P6"><text:tab/><text:span text:style-name="T7">size</text:span> – <text:span text:style-name="T17">текущий размер дерева</text:span></text:p>
        <text:p text:style-name="P61"><text:tab/><text:span text:style-name="T13">change_counter</text:span><text:span text:style-name="T17"> — количество операций изменения (вставке или удалению)</text:span></text:p>
        <text:p text:style-name="P61"><text:tab/><text:span text:style-name="T13">operation_counter</text:span><text:span text:style-name="T42"> — количество операций прсмотров узлов</text:span><text:line-break/></text:p>
        <text:p text:style-name="P3">Структура данных</text:p>
        <text:p text:style-name="P12"><text:tab/><text:span text:style-name="T13">MyBSTNode *head</text:span> — <text:span text:style-name="T42">указатель на голову дерева</text:span></text:p>
        <text:p text:style-name="P12"/>
        <text:p text:style-name="P2">Операции</text:p>
        <text:p text:style-name="P9">Конструктор</text:p>
        <text:p text:style-name="P5"><text:tab/>Вход: <text:span text:style-name="T18">максимальный размер структуры</text:span></text:p>
        <text:p text:style-name="P5"><text:tab/>Процесс: <text:span text:style-name="T18">создание массива с данными, создание массива с указателями, проводится инициализация массива индексных указателей</text:span></text:p>
        <text:p text:style-name="P5"><text:tab/>Постусловия: <text:span text:style-name="T19">создан пустой</text:span> экземпляр класса «Список»</text:p>
        <text:p text:style-name="P9">Опрос размера списка</text:p>
        <text:p text:style-name="P5"><text:tab/>Вход: нет</text:p>
        <text:p text:style-name="P5"><text:tab/>Предусловия: нет</text:p>
        <text:p text:style-name="P5"><text:tab/>Процесс: чтение текущего размера <text:span text:style-name="T6">curent</text:span>_<text:span text:style-name="T6">size</text:span></text:p>
        <text:p text:style-name="P5"><text:tab/>Выход: текущий размер списка <text:span text:style-name="T6">curent</text:span>_<text:span text:style-name="T6">size</text:span></text:p>
        <text:p text:style-name="P5"><text:tab/>Постусловия: нет</text:p>
        <text:p text:style-name="P9">Операция индексирования</text:p>
        <text:p text:style-name="P5"><text:tab/>Вход: значение индекса <text:span text:style-name="T6">i</text:span></text:p>
        <text:p text:style-name="P5"><text:span text:style-name="T6"><text:tab/></text:span>Предусловия: 0 &lt;= <text:span text:style-name="T6">i</text:span> &lt; <text:span text:style-name="T6">curent</text:span>_<text:span text:style-name="T6">size</text:span></text:p>
        <text:p text:style-name="P7"><text:tab/>Процесс: переход по элементам списка, </text:p>
        <text:p text:style-name="P7"><text:tab/>Выход: <text:span text:style-name="T20">элемент списка по заданному индексу</text:span></text:p>
        <text:p text:style-name="P5"><text:tab/>Постусловия: генерация сообщения об ошибке при невыполнении предусловия</text:p>
        <text:p text:style-name="P9">Изменение вставка элемента списка в конец</text:p>
        <text:p text:style-name="P5"><text:tab/>Вход: значение элемента списка</text:p>
        <text:p text:style-name="P5"><text:tab/>Предусловия: нет</text:p>
        <text:p text:style-name="P5"><text:tab/>Процесс: выделение памяти для еще одного элемента списка, установка его <text:line-break/> <text:s text:c="21"/>указателей, корректировка указателя «следующий» предыдущего элемента <text:line-break/> <text:s text:c="21"/>списка, корректировка указателя на последний элемент списка, изменение <text:line-break/> <text:s text:c="21"/>размера списка на 1.</text:p>
        <text:p text:style-name="P5"><text:tab/>Выход: нет.</text:p>
        <text:p text:style-name="P5"><text:tab/>Постусловия: список содержит <text:span text:style-name="T6">current</text:span>_<text:span text:style-name="T6">size</text:span> элементов.</text:p>
        <text:p text:style-name="P9">Поиск индекса элемента списка по значению</text:p>
        <text:p text:style-name="P5"><text:tab/>Вход: значение заданного типа <text:span text:style-name="T6">T</text:span></text:p>
        <text:p text:style-name="P5"><text:tab/>Предусловия: нет</text:p>
        <text:p text:style-name="P5"><text:tab/>Процесс: в списке происходит поиск с первого элемента с искомым значением</text:p>
        <text:p text:style-name="P5"><text:tab/>Выход: индекс элемента в списке если такой элемент найден, -1 если элемент не<text:line-break/> <text:s text:c="21"/>найден</text:p>
        <text:p text:style-name="P5"><text:tab/>Постусловия: индекс элемента лежит в интервале от [0; <text:span text:style-name="T6">current</text:span>_<text:span text:style-name="T6">size</text:span>)</text:p>
        <text:p text:style-name="P2"><text:soft-page-break/>Конец АТД</text:p>
        <text:p text:style-name="P5"/>
        <text:p text:style-name="P4">Итератор АТД</text:p>
        <text:p text:style-name="P13">Итератор по элементам АТД «Список» с данными указанного типа T. При создании итератора конструктору передается указатель на АТД «Список». Итератор обеспечивает переход от текущего элемента к следующему, сброс в начало, индикацию нахождения в границах списка. </text:p>
        <text:p text:style-name="P13"/>
        <text:p text:style-name="P4">Параметры:</text:p>
        <text:p text:style-name="P8"><text:span text:style-name="T26"><text:tab/></text:span>List&lt;T&gt; *<text:span text:style-name="T26">l</text:span> — <text:span text:style-name="T26">указатель на АТД «Список»</text:span></text:p>
        <text:p text:style-name="P13"/>
        <text:p text:style-name="P4">Операции:</text:p>
        <text:p text:style-name="P10">Установка итератора в начальное положение</text:p>
        <text:p text:style-name="P14"><text:tab/>Вход: нет</text:p>
        <text:p text:style-name="P14"><text:tab/>Предусловия: нет</text:p>
        <text:p text:style-name="P14"><text:tab/>Процесс: текущий элемент = голове списка, счетчик индекса = 0</text:p>
        <text:p text:style-name="P10">Переход к следующему элементу</text:p>
        <text:p text:style-name="P14"><text:tab/>Вход: нет</text:p>
        <text:p text:style-name="P14"><text:tab/>Предусловия: элемент не находится в конечном положении</text:p>
        <text:p text:style-name="P14"><text:tab/>Процесс: перемещения указателя текущего элемента итератора на следующий элемент списка, инкрементирование счетчика индекса на единицу</text:p>
        <text:p text:style-name="P11">Доступ к текущему элементу для чтения и записи</text:p>
        <text:p text:style-name="P15"><text:tab/>Вход: нет</text:p>
        <text:p text:style-name="P15"><text:tab/>Предусловие: список не пуст, если список пуст — выбросить исключение</text:p>
        <text:p text:style-name="P15"><text:tab/>Выход: ссылка на текущий элемент списка</text:p>
        <text:p text:style-name="P11">Индикация нахождения в границах списка</text:p>
        <text:p text:style-name="P15"><text:tab/>Вход: нет</text:p>
        <text:p text:style-name="P15"><text:tab/>Процесс: проверка счетчик индекса &lt; размер списка</text:p>
        <text:p text:style-name="P15"><text:tab/>Выход: истина в случае нахождения в границах списка, иначе - ложь</text:p>
        <text:p text:style-name="P4">Конец итератора</text:p>
        <text:p text:style-name="Heading_20_3">Определение шаблонного класса для клиентской программы</text:p>
        <text:p text:style-name="P47">template &lt;typename Key, typename Value&gt;</text:p>
        <text:p text:style-name="P47">class MyBST {</text:p>
        <text:p text:style-name="P47"/>
        <text:p text:style-name="P47"><text:tab/>class MyBSTNode {</text:p>
        <text:p text:style-name="P47"><text:tab/>public:</text:p>
        <text:p text:style-name="P47"><text:tab/><text:tab/>Value v;</text:p>
        <text:p text:style-name="P47"><text:tab/><text:tab/>Key k;</text:p>
        <text:p text:style-name="P47"><text:tab/><text:tab/>MyBSTNode *l, *r;</text:p>
        <text:p text:style-name="P47"/>
        <text:p text:style-name="P47"><text:tab/><text:tab/>MyBSTNode(Key &amp;k, Value &amp;v);</text:p>
        <text:p text:style-name="P47"><text:tab/>};</text:p>
        <text:p text:style-name="P47"/>
        <text:p text:style-name="P47"><text:tab/>MyBSTNode *head;</text:p>
        <text:p text:style-name="P47"><text:tab/>size_t size;</text:p>
        <text:p text:style-name="P47"><text:tab/>size_t change_counter;</text:p>
        <text:p text:style-name="P47"><text:tab/>size_t operation_counter;</text:p>
        <text:p text:style-name="P47"/>
        <text:p text:style-name="P47"><text:tab/>Value &amp;get_value(MyBSTNode *t, const Key &amp;k);</text:p>
        <text:p text:style-name="P47"><text:tab/>void get_inner_path_value(MyBSTNode *n, size_t level, size_t &amp;sum);</text:p>
        <text:p text:style-name="P47"><text:tab/>void clean(MyBSTNode *n);</text:p>
        <text:p text:style-name="P47"><text:tab/>void to_string_rambler(MyBSTNode *n, std::stringstream &amp;ss);</text:p>
        <text:p text:style-name="P47"><text:tab/>MyBSTNode *remove2(MyBSTNode *t, MyBSTNode *t0);</text:p>
        <text:p text:style-name="P47"><text:tab/>MyBSTNode *remove(MyBSTNode *t, Key k, bool &amp;deleted);</text:p>
        <text:p text:style-name="P47"><text:tab/>void print(MyBSTNode *n, size_t level);</text:p>
        <text:p text:style-name="P47"><text:tab/>MyBSTNode *insert(Key k, Value v, MyBST&lt;Key, Value&gt;::MyBSTNode *root, bool &amp;iflag);</text:p>
        <text:p text:style-name="P47"/>
        <text:p text:style-name="P47">public:</text:p>
        <text:p text:style-name="P47"><text:tab/>MyBST();</text:p>
        <text:p text:style-name="P47"><text:soft-page-break/><text:tab/>~MyBST();</text:p>
        <text:p text:style-name="P47"><text:tab/>//вставка узла в дерево</text:p>
        <text:p text:style-name="P47"><text:tab/>bool insert(Key k, Value v);</text:p>
        <text:p text:style-name="P47"><text:tab/>//очистка дерева</text:p>
        <text:p text:style-name="P47"><text:tab/>void clean();</text:p>
        <text:p text:style-name="P47"><text:tab/>//удаление узла с указанным значением ключа </text:p>
        <text:p text:style-name="P47"><text:tab/>bool remove(Key k);</text:p>
        <text:p text:style-name="P47"><text:tab/>//количество просмотренных узлов дерева для тестирования</text:p>
        <text:p text:style-name="P47"><text:tab/>size_t get_operation_counter() ;</text:p>
        <text:p text:style-name="P47"><text:tab/>//внутренний путь дерева, специальная операция</text:p>
        <text:p text:style-name="P47"><text:tab/>size_t get_inner_path_value();</text:p>
        <text:p text:style-name="P47"><text:tab/>//доступ к значению узла с заданным ключом по чтению и записи</text:p>
        <text:p text:style-name="P47"><text:tab/>Value &amp;get_value(const Key &amp;k);</text:p>
        <text:p text:style-name="P47"><text:tab/>//доступ к занчению узла корня дерева по чтению и записи</text:p>
        <text:p text:style-name="P47"><text:tab/>Value &amp;get_head_value();</text:p>
        <text:p text:style-name="P47"><text:tab/>//количество узлов в дереве</text:p>
        <text:p text:style-name="P47"><text:tab/>size_t get_size();</text:p>
        <text:p text:style-name="P47"><text:tab/>//проверка дерева на отсутствие узлов</text:p>
        <text:p text:style-name="P47"><text:tab/>bool is_empty();</text:p>
        <text:p text:style-name="P47"><text:tab/>//печать дерева на экран</text:p>
        <text:p text:style-name="P47"><text:tab/>void print();</text:p>
        <text:p text:style-name="P47"><text:tab/>// сериализация дерева в строку в порядке L-R-t</text:p>
        <text:p text:style-name="P47"><text:tab/>std::string to_string();</text:p>
        <text:p text:style-name="P47"/>
        <text:p text:style-name="P47"/>
        <text:p text:style-name="P47"><text:tab/>class Iterator {</text:p>
        <text:p text:style-name="P47"><text:tab/><text:tab/>MyBST&lt;Key, Value&gt; *bst;</text:p>
        <text:p text:style-name="P47"><text:tab/><text:tab/>MyBSTNode *current_node;</text:p>
        <text:p text:style-name="P47"><text:tab/><text:tab/>size_t bst_create_counter;</text:p>
        <text:p text:style-name="P47"/>
        <text:p text:style-name="P47"><text:tab/><text:tab/>void check_changes_in_bst();</text:p>
        <text:p text:style-name="P47"><text:tab/><text:tab/>void goto_min(MyBSTNode *n);</text:p>
        <text:p text:style-name="P47"><text:tab/><text:tab/>void goto_max(MyBSTNode *n);</text:p>
        <text:p text:style-name="P47"><text:tab/><text:tab/>MyBSTNode *max(MyBSTNode *t);</text:p>
        <text:p text:style-name="P47"><text:tab/><text:tab/>MyBSTNode *min(MyBSTNode *t);</text:p>
        <text:p text:style-name="P47"><text:tab/><text:tab/>MyBSTNode *r_parent(MyBSTNode *t, MyBSTNode *x);</text:p>
        <text:p text:style-name="P47"><text:tab/><text:tab/>MyBSTNode *predcessor(MyBSTNode *r, MyBSTNode *x);</text:p>
        <text:p text:style-name="P47"><text:tab/><text:tab/>MyBSTNode *l_parent(MyBSTNode *t, MyBSTNode *x);</text:p>
        <text:p text:style-name="P47"><text:tab/><text:tab/>MyBSTNode *successor(MyBSTNode *r, MyBSTNode *x);</text:p>
        <text:p text:style-name="P47"/>
        <text:p text:style-name="P47"><text:tab/>public:</text:p>
        <text:p text:style-name="P47"><text:tab/><text:tab/>Iterator(MyBST&lt;Key, Value&gt; *t);</text:p>
        <text:p text:style-name="P47"><text:tab/><text:tab/>//проверка текущего элемента</text:p>
        <text:p text:style-name="P47"><text:tab/><text:tab/>bool not_null();</text:p>
        <text:p text:style-name="P47"><text:tab/><text:tab/>//доступ по чтению и записи к данным текущего узла в дереве</text:p>
        <text:p text:style-name="P47"><text:tab/><text:tab/>Value&amp; current_value();</text:p>
        <text:p text:style-name="P47"><text:tab/><text:tab/>// установка на первый узел в дереве с минимальным ключом</text:p>
        <text:p text:style-name="P47"><text:tab/><text:tab/>void goto_min();</text:p>
        <text:p text:style-name="P47"><text:tab/><text:tab/>//установка на последний узел в дереве с максимальным ключом</text:p>
        <text:p text:style-name="P47"><text:tab/><text:tab/>void goto_max();</text:p>
        <text:p text:style-name="P47"><text:tab/><text:tab/>//переход к предыдущему по значению ключа узлу в дереве</text:p>
        <text:p text:style-name="P47"><text:tab/><text:tab/>void previous();</text:p>
        <text:p text:style-name="P47"><text:tab/><text:tab/>//переход к следующему по занчению ключа узлу в дереве</text:p>
        <text:p text:style-name="P47"><text:tab/><text:tab/>void next();</text:p>
        <text:p text:style-name="P47"><text:tab/>};</text:p>
        <text:p text:style-name="P47"><text:tab/>friend Iterator;</text:p>
        <text:p text:style-name="P47">};</text:p>
        <text:p text:style-name="P26"/>
        <text:p text:style-name="P26"/>
        <text:p text:style-name="P26"/>
        <text:p text:style-name="P26"/>
        <text:p text:style-name="P32"><text:soft-page-break/>Описание методики тестирования трудоемкости операций</text:p>
        <text:p text:style-name="P53"/>
        <text:p text:style-name="P53">Тестирование проводится на коллекции, объем которой изменяется от 1000 до 100000 с шагом 1000. Дерево заполняется как случайными (средний случай), так и упорядоченными (худший случай) значениями ключей.</text:p>
        <text:p text:style-name="P53"/>
        <text:p text:style-name="P53">В цикле поочередно тестируется удаление, добавление и поиск объектов, значения номера ключа <text:span text:style-name="T40">объекта </text:span>выбираются случайным образом. Количество повторений цикла <text:span text:style-name="T40">случайно в диапазоне от 100 до 200</text:span>. В цикле для каждой операции происходит подсчет просмотренных элементов, затем вычисляется среднее арифметическое числа просмотренных элементов для каждого объема коллекции. </text:p>
        <text:p text:style-name="P53"/>
        <text:p text:style-name="Heading_20_3">Тестирование трудоемкости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B"/>
          <table:table-column table:style-name="Таблица1.G"/>
          <table:table-column table:style-name="Таблица1.H"/>
          <table:table-row table:style-name="Таблица1.1">
            <table:table-cell table:style-name="Таблица1.A1" office:value-type="string">
              <text:p text:style-name="P39">Количество <text:span text:style-name="T41">элементов, n</text:span></text:p>
            </table:table-cell>
            <table:table-cell table:style-name="Таблица1.A1" office:value-type="string">
              <text:p text:style-name="P39">Теория</text:p>
            </table:table-cell>
            <table:table-cell table:style-name="Таблица1.A1" office:value-type="string">
              <text:p text:style-name="P39">Поиск</text:p>
            </table:table-cell>
            <table:table-cell table:style-name="Таблица1.A1" office:value-type="string">
              <text:p text:style-name="P39">Вставка</text:p>
            </table:table-cell>
            <table:table-cell table:style-name="Таблица1.A1" office:value-type="string">
              <text:p text:style-name="P39">Удаление</text:p>
            </table:table-cell>
            <table:table-cell table:style-name="Таблица1.A1" office:value-type="string">
              <text:p text:style-name="P39">Поиск (худш.)</text:p>
            </table:table-cell>
            <table:table-cell table:style-name="Таблица1.A1" office:value-type="string">
              <text:p text:style-name="P39">Вставка (худш.)</text:p>
            </table:table-cell>
            <table:table-cell table:style-name="Таблица1.H1" office:value-type="string">
              <text:p text:style-name="P39">Удаление (худш.)</text:p>
            </table:table-cell>
          </table:table-row>
          <table:table-row table:style-name="Таблица1.1">
            <table:table-cell table:style-name="Таблица1.A2" office:value-type="string">
              <text:p text:style-name="P40">1000</text:p>
            </table:table-cell>
            <table:table-cell table:style-name="Таблица1.A2" office:value-type="string">
              <text:p text:style-name="P40">10,0</text:p>
            </table:table-cell>
            <table:table-cell table:style-name="Таблица1.A2" office:value-type="string">
              <text:p text:style-name="P40">13</text:p>
            </table:table-cell>
            <table:table-cell table:style-name="Таблица1.A2" office:value-type="string">
              <text:p text:style-name="P40">13</text:p>
            </table:table-cell>
            <table:table-cell table:style-name="Таблица1.A2" office:value-type="string">
              <text:p text:style-name="P40">13</text:p>
            </table:table-cell>
            <table:table-cell table:style-name="Таблица1.A2" office:value-type="string">
              <text:p text:style-name="P40">1009</text:p>
            </table:table-cell>
            <table:table-cell table:style-name="Таблица1.A2" office:value-type="string">
              <text:p text:style-name="P40">1009</text:p>
            </table:table-cell>
            <table:table-cell table:style-name="Таблица1.H2" office:value-type="string">
              <text:p text:style-name="P40">1009</text:p>
            </table:table-cell>
          </table:table-row>
          <table:table-row table:style-name="Таблица1.1">
            <table:table-cell table:style-name="Таблица1.A2" office:value-type="string">
              <text:p text:style-name="P40">2000</text:p>
            </table:table-cell>
            <table:table-cell table:style-name="Таблица1.A2" office:value-type="string">
              <text:p text:style-name="P40">11,0</text:p>
            </table:table-cell>
            <table:table-cell table:style-name="Таблица1.A2" office:value-type="string">
              <text:p text:style-name="P40">14</text:p>
            </table:table-cell>
            <table:table-cell table:style-name="Таблица1.A2" office:value-type="string">
              <text:p text:style-name="P40">14</text:p>
            </table:table-cell>
            <table:table-cell table:style-name="Таблица1.A2" office:value-type="string">
              <text:p text:style-name="P40">15</text:p>
            </table:table-cell>
            <table:table-cell table:style-name="Таблица1.A2" office:value-type="string">
              <text:p text:style-name="P40">2007</text:p>
            </table:table-cell>
            <table:table-cell table:style-name="Таблица1.A2" office:value-type="string">
              <text:p text:style-name="P40">2007</text:p>
            </table:table-cell>
            <table:table-cell table:style-name="Таблица1.H2" office:value-type="string">
              <text:p text:style-name="P40">2007</text:p>
            </table:table-cell>
          </table:table-row>
          <table:table-row table:style-name="Таблица1.1">
            <table:table-cell table:style-name="Таблица1.A2" office:value-type="string">
              <text:p text:style-name="P40">3000</text:p>
            </table:table-cell>
            <table:table-cell table:style-name="Таблица1.A2" office:value-type="string">
              <text:p text:style-name="P40">11,6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6</text:p>
            </table:table-cell>
            <table:table-cell table:style-name="Таблица1.A2" office:value-type="string">
              <text:p text:style-name="P40">3008</text:p>
            </table:table-cell>
            <table:table-cell table:style-name="Таблица1.A2" office:value-type="string">
              <text:p text:style-name="P40">3009</text:p>
            </table:table-cell>
            <table:table-cell table:style-name="Таблица1.H2" office:value-type="string">
              <text:p text:style-name="P40">3009</text:p>
            </table:table-cell>
          </table:table-row>
          <table:table-row table:style-name="Таблица1.1">
            <table:table-cell table:style-name="Таблица1.A2" office:value-type="string">
              <text:p text:style-name="P40">4000</text:p>
            </table:table-cell>
            <table:table-cell table:style-name="Таблица1.A2" office:value-type="string">
              <text:p text:style-name="P40">12,0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4007</text:p>
            </table:table-cell>
            <table:table-cell table:style-name="Таблица1.A2" office:value-type="string">
              <text:p text:style-name="P40">4007</text:p>
            </table:table-cell>
            <table:table-cell table:style-name="Таблица1.H2" office:value-type="string">
              <text:p text:style-name="P40">4007</text:p>
            </table:table-cell>
          </table:table-row>
          <table:table-row table:style-name="Таблица1.1">
            <table:table-cell table:style-name="Таблица1.A2" office:value-type="string">
              <text:p text:style-name="P40">5000</text:p>
            </table:table-cell>
            <table:table-cell table:style-name="Таблица1.A2" office:value-type="string">
              <text:p text:style-name="P40">12,3</text:p>
            </table:table-cell>
            <table:table-cell table:style-name="Таблица1.A2" office:value-type="string">
              <text:p text:style-name="P40">16</text:p>
            </table:table-cell>
            <table:table-cell table:style-name="Таблица1.A2" office:value-type="string">
              <text:p text:style-name="P40">16</text:p>
            </table:table-cell>
            <table:table-cell table:style-name="Таблица1.A2" office:value-type="string">
              <text:p text:style-name="P40">16</text:p>
            </table:table-cell>
            <table:table-cell table:style-name="Таблица1.A2" office:value-type="string">
              <text:p text:style-name="P40">5009</text:p>
            </table:table-cell>
            <table:table-cell table:style-name="Таблица1.A2" office:value-type="string">
              <text:p text:style-name="P40">5008</text:p>
            </table:table-cell>
            <table:table-cell table:style-name="Таблица1.H2" office:value-type="string">
              <text:p text:style-name="P40">5009</text:p>
            </table:table-cell>
          </table:table-row>
          <table:table-row table:style-name="Таблица1.1">
            <table:table-cell table:style-name="Таблица1.A2" office:value-type="string">
              <text:p text:style-name="P40">6000</text:p>
            </table:table-cell>
            <table:table-cell table:style-name="Таблица1.A2" office:value-type="string">
              <text:p text:style-name="P40">12,6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6008</text:p>
            </table:table-cell>
            <table:table-cell table:style-name="Таблица1.A2" office:value-type="string">
              <text:p text:style-name="P40">6008</text:p>
            </table:table-cell>
            <table:table-cell table:style-name="Таблица1.H2" office:value-type="string">
              <text:p text:style-name="P40">6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000</text:p>
            </table:table-cell>
            <table:table-cell table:style-name="Таблица1.A2" office:value-type="string">
              <text:p text:style-name="P40">12,8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7008</text:p>
            </table:table-cell>
            <table:table-cell table:style-name="Таблица1.A2" office:value-type="string">
              <text:p text:style-name="P40">7008</text:p>
            </table:table-cell>
            <table:table-cell table:style-name="Таблица1.H2" office:value-type="string">
              <text:p text:style-name="P40">7008</text:p>
            </table:table-cell>
          </table:table-row>
          <table:table-row table:style-name="Таблица1.1">
            <table:table-cell table:style-name="Таблица1.A2" office:value-type="string">
              <text:p text:style-name="P40">8000</text:p>
            </table:table-cell>
            <table:table-cell table:style-name="Таблица1.A2" office:value-type="string">
              <text:p text:style-name="P40">13,0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17</text:p>
            </table:table-cell>
            <table:table-cell table:style-name="Таблица1.A2" office:value-type="string">
              <text:p text:style-name="P40">8008</text:p>
            </table:table-cell>
            <table:table-cell table:style-name="Таблица1.A2" office:value-type="string">
              <text:p text:style-name="P40">7991</text:p>
            </table:table-cell>
            <table:table-cell table:style-name="Таблица1.H2" office:value-type="string">
              <text:p text:style-name="P40">8008</text:p>
            </table:table-cell>
          </table:table-row>
          <table:table-row table:style-name="Таблица1.1">
            <table:table-cell table:style-name="Таблица1.A2" office:value-type="string">
              <text:p text:style-name="P40">9000</text:p>
            </table:table-cell>
            <table:table-cell table:style-name="Таблица1.A2" office:value-type="string">
              <text:p text:style-name="P40">13,1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9007</text:p>
            </table:table-cell>
            <table:table-cell table:style-name="Таблица1.A2" office:value-type="string">
              <text:p text:style-name="P40">9007</text:p>
            </table:table-cell>
            <table:table-cell table:style-name="Таблица1.H2" office:value-type="string">
              <text:p text:style-name="P40">9007</text:p>
            </table:table-cell>
          </table:table-row>
          <table:table-row table:style-name="Таблица1.1">
            <table:table-cell table:style-name="Таблица1.A2" office:value-type="string">
              <text:p text:style-name="P40">10000</text:p>
            </table:table-cell>
            <table:table-cell table:style-name="Таблица1.A2" office:value-type="string">
              <text:p text:style-name="P40">13,3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0007</text:p>
            </table:table-cell>
            <table:table-cell table:style-name="Таблица1.A2" office:value-type="string">
              <text:p text:style-name="P40">10007</text:p>
            </table:table-cell>
            <table:table-cell table:style-name="Таблица1.H2" office:value-type="string">
              <text:p text:style-name="P40">10007</text:p>
            </table:table-cell>
          </table:table-row>
          <table:table-row table:style-name="Таблица1.1">
            <table:table-cell table:style-name="Таблица1.A2" office:value-type="string">
              <text:p text:style-name="P40">11000</text:p>
            </table:table-cell>
            <table:table-cell table:style-name="Таблица1.A2" office:value-type="string">
              <text:p text:style-name="P40">13,4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1008</text:p>
            </table:table-cell>
            <table:table-cell table:style-name="Таблица1.A2" office:value-type="string">
              <text:p text:style-name="P40">11008</text:p>
            </table:table-cell>
            <table:table-cell table:style-name="Таблица1.H2" office:value-type="string">
              <text:p text:style-name="P40">11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2000</text:p>
            </table:table-cell>
            <table:table-cell table:style-name="Таблица1.A2" office:value-type="string">
              <text:p text:style-name="P40">13,6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2008</text:p>
            </table:table-cell>
            <table:table-cell table:style-name="Таблица1.A2" office:value-type="string">
              <text:p text:style-name="P40">12008</text:p>
            </table:table-cell>
            <table:table-cell table:style-name="Таблица1.H2" office:value-type="string">
              <text:p text:style-name="P40">12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3000</text:p>
            </table:table-cell>
            <table:table-cell table:style-name="Таблица1.A2" office:value-type="string">
              <text:p text:style-name="P40">13,7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3008</text:p>
            </table:table-cell>
            <table:table-cell table:style-name="Таблица1.A2" office:value-type="string">
              <text:p text:style-name="P40">13008</text:p>
            </table:table-cell>
            <table:table-cell table:style-name="Таблица1.H2" office:value-type="string">
              <text:p text:style-name="P40">13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4000</text:p>
            </table:table-cell>
            <table:table-cell table:style-name="Таблица1.A2" office:value-type="string">
              <text:p text:style-name="P40">13,8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4008</text:p>
            </table:table-cell>
            <table:table-cell table:style-name="Таблица1.A2" office:value-type="string">
              <text:p text:style-name="P40">14008</text:p>
            </table:table-cell>
            <table:table-cell table:style-name="Таблица1.H2" office:value-type="string">
              <text:p text:style-name="P40">14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5000</text:p>
            </table:table-cell>
            <table:table-cell table:style-name="Таблица1.A2" office:value-type="string">
              <text:p text:style-name="P40">13,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5008</text:p>
            </table:table-cell>
            <table:table-cell table:style-name="Таблица1.A2" office:value-type="string">
              <text:p text:style-name="P40">15008</text:p>
            </table:table-cell>
            <table:table-cell table:style-name="Таблица1.H2" office:value-type="string">
              <text:p text:style-name="P40">15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6000</text:p>
            </table:table-cell>
            <table:table-cell table:style-name="Таблица1.A2" office:value-type="string">
              <text:p text:style-name="P40">14,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6007</text:p>
            </table:table-cell>
            <table:table-cell table:style-name="Таблица1.A2" office:value-type="string">
              <text:p text:style-name="P40">16007</text:p>
            </table:table-cell>
            <table:table-cell table:style-name="Таблица1.H2" office:value-type="string">
              <text:p text:style-name="P40">16007</text:p>
            </table:table-cell>
          </table:table-row>
          <table:table-row table:style-name="Таблица1.1">
            <table:table-cell table:style-name="Таблица1.A2" office:value-type="string">
              <text:p text:style-name="P40">17000</text:p>
            </table:table-cell>
            <table:table-cell table:style-name="Таблица1.A2" office:value-type="string">
              <text:p text:style-name="P40">14,1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7009</text:p>
            </table:table-cell>
            <table:table-cell table:style-name="Таблица1.A2" office:value-type="string">
              <text:p text:style-name="P40">17009</text:p>
            </table:table-cell>
            <table:table-cell table:style-name="Таблица1.H2" office:value-type="string">
              <text:p text:style-name="P40">17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8000</text:p>
            </table:table-cell>
            <table:table-cell table:style-name="Таблица1.A2" office:value-type="string">
              <text:p text:style-name="P40">14,1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8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8008</text:p>
            </table:table-cell>
            <table:table-cell table:style-name="Таблица1.A2" office:value-type="string">
              <text:p text:style-name="P40">18007</text:p>
            </table:table-cell>
            <table:table-cell table:style-name="Таблица1.H2" office:value-type="string">
              <text:p text:style-name="P40">18008</text:p>
            </table:table-cell>
          </table:table-row>
          <table:table-row table:style-name="Таблица1.1">
            <table:table-cell table:style-name="Таблица1.A2" office:value-type="string">
              <text:p text:style-name="P40">19000</text:p>
            </table:table-cell>
            <table:table-cell table:style-name="Таблица1.A2" office:value-type="string">
              <text:p text:style-name="P40">14,2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008</text:p>
            </table:table-cell>
            <table:table-cell table:style-name="Таблица1.A2" office:value-type="string">
              <text:p text:style-name="P40">19008</text:p>
            </table:table-cell>
            <table:table-cell table:style-name="Таблица1.H2" office:value-type="string">
              <text:p text:style-name="P40">19008</text:p>
            </table:table-cell>
          </table:table-row>
          <table:table-row table:style-name="Таблица1.1">
            <table:table-cell table:style-name="Таблица1.A2" office:value-type="string">
              <text:p text:style-name="P40">20000</text:p>
            </table:table-cell>
            <table:table-cell table:style-name="Таблица1.A2" office:value-type="string">
              <text:p text:style-name="P40">14,3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20007</text:p>
            </table:table-cell>
            <table:table-cell table:style-name="Таблица1.A2" office:value-type="string">
              <text:p text:style-name="P40">20007</text:p>
            </table:table-cell>
            <table:table-cell table:style-name="Таблица1.H2" office:value-type="string">
              <text:p text:style-name="P40">20007</text:p>
            </table:table-cell>
          </table:table-row>
          <table:table-row table:style-name="Таблица1.1">
            <table:table-cell table:style-name="Таблица1.A2" office:value-type="string">
              <text:p text:style-name="P40">21000</text:p>
            </table:table-cell>
            <table:table-cell table:style-name="Таблица1.A2" office:value-type="string">
              <text:p text:style-name="P40">14,4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008</text:p>
            </table:table-cell>
            <table:table-cell table:style-name="Таблица1.A2" office:value-type="string">
              <text:p text:style-name="P40">21008</text:p>
            </table:table-cell>
            <table:table-cell table:style-name="Таблица1.H2" office:value-type="string">
              <text:p text:style-name="P40">21008</text:p>
            </table:table-cell>
          </table:table-row>
          <table:table-row table:style-name="Таблица1.1">
            <table:table-cell table:style-name="Таблица1.A2" office:value-type="string">
              <text:p text:style-name="P40">22000</text:p>
            </table:table-cell>
            <table:table-cell table:style-name="Таблица1.A2" office:value-type="string">
              <text:p text:style-name="P40">14,4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22008</text:p>
            </table:table-cell>
            <table:table-cell table:style-name="Таблица1.A2" office:value-type="string">
              <text:p text:style-name="P40">21871</text:p>
            </table:table-cell>
            <table:table-cell table:style-name="Таблица1.H2" office:value-type="string">
              <text:p text:style-name="P40">22008</text:p>
            </table:table-cell>
          </table:table-row>
          <table:table-row table:style-name="Таблица1.1">
            <table:table-cell table:style-name="Таблица1.A2" office:value-type="string">
              <text:p text:style-name="P40">23000</text:p>
            </table:table-cell>
            <table:table-cell table:style-name="Таблица1.A2" office:value-type="string">
              <text:p text:style-name="P40">14,5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3007</text:p>
            </table:table-cell>
            <table:table-cell table:style-name="Таблица1.A2" office:value-type="string">
              <text:p text:style-name="P40">23007</text:p>
            </table:table-cell>
            <table:table-cell table:style-name="Таблица1.H2" office:value-type="string">
              <text:p text:style-name="P40">23007</text:p>
            </table:table-cell>
          </table:table-row>
          <table:table-row table:style-name="Таблица1.1">
            <table:table-cell table:style-name="Таблица1.A2" office:value-type="string">
              <text:p text:style-name="P40">24000</text:p>
            </table:table-cell>
            <table:table-cell table:style-name="Таблица1.A2" office:value-type="string">
              <text:p text:style-name="P40">14,6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19</text:p>
            </table:table-cell>
            <table:table-cell table:style-name="Таблица1.A2" office:value-type="string">
              <text:p text:style-name="P40">24007</text:p>
            </table:table-cell>
            <table:table-cell table:style-name="Таблица1.A2" office:value-type="string">
              <text:p text:style-name="P40">24007</text:p>
            </table:table-cell>
            <table:table-cell table:style-name="Таблица1.H2" office:value-type="string">
              <text:p text:style-name="P40">24007</text:p>
            </table:table-cell>
          </table:table-row>
          <table:table-row table:style-name="Таблица1.1">
            <table:table-cell table:style-name="Таблица1.A2" office:value-type="string">
              <text:p text:style-name="P40">25000</text:p>
            </table:table-cell>
            <table:table-cell table:style-name="Таблица1.A2" office:value-type="string">
              <text:p text:style-name="P40">14,6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5007</text:p>
            </table:table-cell>
            <table:table-cell table:style-name="Таблица1.A2" office:value-type="string">
              <text:p text:style-name="P40">25007</text:p>
            </table:table-cell>
            <table:table-cell table:style-name="Таблица1.H2" office:value-type="string">
              <text:p text:style-name="P40">25007</text:p>
            </table:table-cell>
          </table:table-row>
          <text:soft-page-break/>
          <table:table-row table:style-name="Таблица1.1">
            <table:table-cell table:style-name="Таблица1.A2" office:value-type="string">
              <text:p text:style-name="P40">26000</text:p>
            </table:table-cell>
            <table:table-cell table:style-name="Таблица1.A2" office:value-type="string">
              <text:p text:style-name="P40">14,7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6007</text:p>
            </table:table-cell>
            <table:table-cell table:style-name="Таблица1.A2" office:value-type="string">
              <text:p text:style-name="P40">26007</text:p>
            </table:table-cell>
            <table:table-cell table:style-name="Таблица1.H2" office:value-type="string">
              <text:p text:style-name="P40">26007</text:p>
            </table:table-cell>
          </table:table-row>
          <table:table-row table:style-name="Таблица1.1">
            <table:table-cell table:style-name="Таблица1.A2" office:value-type="string">
              <text:p text:style-name="P40">27000</text:p>
            </table:table-cell>
            <table:table-cell table:style-name="Таблица1.A2" office:value-type="string">
              <text:p text:style-name="P40">14,7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7009</text:p>
            </table:table-cell>
            <table:table-cell table:style-name="Таблица1.A2" office:value-type="string">
              <text:p text:style-name="P40">27009</text:p>
            </table:table-cell>
            <table:table-cell table:style-name="Таблица1.H2" office:value-type="string">
              <text:p text:style-name="P40">27009</text:p>
            </table:table-cell>
          </table:table-row>
          <table:table-row table:style-name="Таблица1.1">
            <table:table-cell table:style-name="Таблица1.A2" office:value-type="string">
              <text:p text:style-name="P40">28000</text:p>
            </table:table-cell>
            <table:table-cell table:style-name="Таблица1.A2" office:value-type="string">
              <text:p text:style-name="P40">14,8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8008</text:p>
            </table:table-cell>
            <table:table-cell table:style-name="Таблица1.A2" office:value-type="string">
              <text:p text:style-name="P40">28009</text:p>
            </table:table-cell>
            <table:table-cell table:style-name="Таблица1.H2" office:value-type="string">
              <text:p text:style-name="P40">28008</text:p>
            </table:table-cell>
          </table:table-row>
          <table:table-row table:style-name="Таблица1.1">
            <table:table-cell table:style-name="Таблица1.A2" office:value-type="string">
              <text:p text:style-name="P40">29000</text:p>
            </table:table-cell>
            <table:table-cell table:style-name="Таблица1.A2" office:value-type="string">
              <text:p text:style-name="P40">14,8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9008</text:p>
            </table:table-cell>
            <table:table-cell table:style-name="Таблица1.A2" office:value-type="string">
              <text:p text:style-name="P40">29008</text:p>
            </table:table-cell>
            <table:table-cell table:style-name="Таблица1.H2" office:value-type="string">
              <text:p text:style-name="P40">29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0000</text:p>
            </table:table-cell>
            <table:table-cell table:style-name="Таблица1.A2" office:value-type="string">
              <text:p text:style-name="P40">14,9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30008</text:p>
            </table:table-cell>
            <table:table-cell table:style-name="Таблица1.A2" office:value-type="string">
              <text:p text:style-name="P40">30008</text:p>
            </table:table-cell>
            <table:table-cell table:style-name="Таблица1.H2" office:value-type="string">
              <text:p text:style-name="P40">30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1000</text:p>
            </table:table-cell>
            <table:table-cell table:style-name="Таблица1.A2" office:value-type="string">
              <text:p text:style-name="P40">14,9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31010</text:p>
            </table:table-cell>
            <table:table-cell table:style-name="Таблица1.A2" office:value-type="string">
              <text:p text:style-name="P40">31010</text:p>
            </table:table-cell>
            <table:table-cell table:style-name="Таблица1.H2" office:value-type="string">
              <text:p text:style-name="P40">30909</text:p>
            </table:table-cell>
          </table:table-row>
          <table:table-row table:style-name="Таблица1.1">
            <table:table-cell table:style-name="Таблица1.A2" office:value-type="string">
              <text:p text:style-name="P40">32000</text:p>
            </table:table-cell>
            <table:table-cell table:style-name="Таблица1.A2" office:value-type="string">
              <text:p text:style-name="P40">15,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32008</text:p>
            </table:table-cell>
            <table:table-cell table:style-name="Таблица1.A2" office:value-type="string">
              <text:p text:style-name="P40">32008</text:p>
            </table:table-cell>
            <table:table-cell table:style-name="Таблица1.H2" office:value-type="string">
              <text:p text:style-name="P40">32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3000</text:p>
            </table:table-cell>
            <table:table-cell table:style-name="Таблица1.A2" office:value-type="string">
              <text:p text:style-name="P40">15,0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33008</text:p>
            </table:table-cell>
            <table:table-cell table:style-name="Таблица1.A2" office:value-type="string">
              <text:p text:style-name="P40">33008</text:p>
            </table:table-cell>
            <table:table-cell table:style-name="Таблица1.H2" office:value-type="string">
              <text:p text:style-name="P40">33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4000</text:p>
            </table:table-cell>
            <table:table-cell table:style-name="Таблица1.A2" office:value-type="string">
              <text:p text:style-name="P40">15,1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34008</text:p>
            </table:table-cell>
            <table:table-cell table:style-name="Таблица1.A2" office:value-type="string">
              <text:p text:style-name="P40">34008</text:p>
            </table:table-cell>
            <table:table-cell table:style-name="Таблица1.H2" office:value-type="string">
              <text:p text:style-name="P40">34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5000</text:p>
            </table:table-cell>
            <table:table-cell table:style-name="Таблица1.A2" office:value-type="string">
              <text:p text:style-name="P40">15,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35008</text:p>
            </table:table-cell>
            <table:table-cell table:style-name="Таблица1.A2" office:value-type="string">
              <text:p text:style-name="P40">35008</text:p>
            </table:table-cell>
            <table:table-cell table:style-name="Таблица1.H2" office:value-type="string">
              <text:p text:style-name="P40">35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6000</text:p>
            </table:table-cell>
            <table:table-cell table:style-name="Таблица1.A2" office:value-type="string">
              <text:p text:style-name="P40">15,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36008</text:p>
            </table:table-cell>
            <table:table-cell table:style-name="Таблица1.A2" office:value-type="string">
              <text:p text:style-name="P40">36008</text:p>
            </table:table-cell>
            <table:table-cell table:style-name="Таблица1.H2" office:value-type="string">
              <text:p text:style-name="P40">36007</text:p>
            </table:table-cell>
          </table:table-row>
          <table:table-row table:style-name="Таблица1.1">
            <table:table-cell table:style-name="Таблица1.A2" office:value-type="string">
              <text:p text:style-name="P40">37000</text:p>
            </table:table-cell>
            <table:table-cell table:style-name="Таблица1.A2" office:value-type="string">
              <text:p text:style-name="P40">15,2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37008</text:p>
            </table:table-cell>
            <table:table-cell table:style-name="Таблица1.A2" office:value-type="string">
              <text:p text:style-name="P40">37007</text:p>
            </table:table-cell>
            <table:table-cell table:style-name="Таблица1.H2" office:value-type="string">
              <text:p text:style-name="P40">37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8000</text:p>
            </table:table-cell>
            <table:table-cell table:style-name="Таблица1.A2" office:value-type="string">
              <text:p text:style-name="P40">15,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38008</text:p>
            </table:table-cell>
            <table:table-cell table:style-name="Таблица1.A2" office:value-type="string">
              <text:p text:style-name="P40">38008</text:p>
            </table:table-cell>
            <table:table-cell table:style-name="Таблица1.H2" office:value-type="string">
              <text:p text:style-name="P40">38008</text:p>
            </table:table-cell>
          </table:table-row>
          <table:table-row table:style-name="Таблица1.1">
            <table:table-cell table:style-name="Таблица1.A2" office:value-type="string">
              <text:p text:style-name="P40">39000</text:p>
            </table:table-cell>
            <table:table-cell table:style-name="Таблица1.A2" office:value-type="string">
              <text:p text:style-name="P40">15,3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39007</text:p>
            </table:table-cell>
            <table:table-cell table:style-name="Таблица1.A2" office:value-type="string">
              <text:p text:style-name="P40">39007</text:p>
            </table:table-cell>
            <table:table-cell table:style-name="Таблица1.H2" office:value-type="string">
              <text:p text:style-name="P40">38871</text:p>
            </table:table-cell>
          </table:table-row>
          <table:table-row table:style-name="Таблица1.1">
            <table:table-cell table:style-name="Таблица1.A2" office:value-type="string">
              <text:p text:style-name="P40">40000</text:p>
            </table:table-cell>
            <table:table-cell table:style-name="Таблица1.A2" office:value-type="string">
              <text:p text:style-name="P40">15,3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40008</text:p>
            </table:table-cell>
            <table:table-cell table:style-name="Таблица1.A2" office:value-type="string">
              <text:p text:style-name="P40">40008</text:p>
            </table:table-cell>
            <table:table-cell table:style-name="Таблица1.H2" office:value-type="string">
              <text:p text:style-name="P40">40008</text:p>
            </table:table-cell>
          </table:table-row>
          <table:table-row table:style-name="Таблица1.1">
            <table:table-cell table:style-name="Таблица1.A2" office:value-type="string">
              <text:p text:style-name="P40">41000</text:p>
            </table:table-cell>
            <table:table-cell table:style-name="Таблица1.A2" office:value-type="string">
              <text:p text:style-name="P40">15,3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41008</text:p>
            </table:table-cell>
            <table:table-cell table:style-name="Таблица1.A2" office:value-type="string">
              <text:p text:style-name="P40">41008</text:p>
            </table:table-cell>
            <table:table-cell table:style-name="Таблица1.H2" office:value-type="string">
              <text:p text:style-name="P40">41008</text:p>
            </table:table-cell>
          </table:table-row>
          <table:table-row table:style-name="Таблица1.1">
            <table:table-cell table:style-name="Таблица1.A2" office:value-type="string">
              <text:p text:style-name="P40">42000</text:p>
            </table:table-cell>
            <table:table-cell table:style-name="Таблица1.A2" office:value-type="string">
              <text:p text:style-name="P40">15,4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42007</text:p>
            </table:table-cell>
            <table:table-cell table:style-name="Таблица1.A2" office:value-type="string">
              <text:p text:style-name="P40">42007</text:p>
            </table:table-cell>
            <table:table-cell table:style-name="Таблица1.H2" office:value-type="string">
              <text:p text:style-name="P40">42007</text:p>
            </table:table-cell>
          </table:table-row>
          <table:table-row table:style-name="Таблица1.1">
            <table:table-cell table:style-name="Таблица1.A2" office:value-type="string">
              <text:p text:style-name="P40">43000</text:p>
            </table:table-cell>
            <table:table-cell table:style-name="Таблица1.A2" office:value-type="string">
              <text:p text:style-name="P40">15,4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43007</text:p>
            </table:table-cell>
            <table:table-cell table:style-name="Таблица1.A2" office:value-type="string">
              <text:p text:style-name="P40">43007</text:p>
            </table:table-cell>
            <table:table-cell table:style-name="Таблица1.H2" office:value-type="string">
              <text:p text:style-name="P40">43007</text:p>
            </table:table-cell>
          </table:table-row>
          <table:table-row table:style-name="Таблица1.1">
            <table:table-cell table:style-name="Таблица1.A2" office:value-type="string">
              <text:p text:style-name="P40">44000</text:p>
            </table:table-cell>
            <table:table-cell table:style-name="Таблица1.A2" office:value-type="string">
              <text:p text:style-name="P40">15,4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44008</text:p>
            </table:table-cell>
            <table:table-cell table:style-name="Таблица1.A2" office:value-type="string">
              <text:p text:style-name="P40">44008</text:p>
            </table:table-cell>
            <table:table-cell table:style-name="Таблица1.H2" office:value-type="string">
              <text:p text:style-name="P40">44008</text:p>
            </table:table-cell>
          </table:table-row>
          <table:table-row table:style-name="Таблица1.1">
            <table:table-cell table:style-name="Таблица1.A2" office:value-type="string">
              <text:p text:style-name="P40">45000</text:p>
            </table:table-cell>
            <table:table-cell table:style-name="Таблица1.A2" office:value-type="string">
              <text:p text:style-name="P40">15,5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45007</text:p>
            </table:table-cell>
            <table:table-cell table:style-name="Таблица1.A2" office:value-type="string">
              <text:p text:style-name="P40">45007</text:p>
            </table:table-cell>
            <table:table-cell table:style-name="Таблица1.H2" office:value-type="string">
              <text:p text:style-name="P40">45007</text:p>
            </table:table-cell>
          </table:table-row>
          <table:table-row table:style-name="Таблица1.1">
            <table:table-cell table:style-name="Таблица1.A2" office:value-type="string">
              <text:p text:style-name="P40">46000</text:p>
            </table:table-cell>
            <table:table-cell table:style-name="Таблица1.A2" office:value-type="string">
              <text:p text:style-name="P40">15,5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46007</text:p>
            </table:table-cell>
            <table:table-cell table:style-name="Таблица1.A2" office:value-type="string">
              <text:p text:style-name="P40">46007</text:p>
            </table:table-cell>
            <table:table-cell table:style-name="Таблица1.H2" office:value-type="string">
              <text:p text:style-name="P40">46007</text:p>
            </table:table-cell>
          </table:table-row>
          <table:table-row table:style-name="Таблица1.1">
            <table:table-cell table:style-name="Таблица1.A2" office:value-type="string">
              <text:p text:style-name="P40">47000</text:p>
            </table:table-cell>
            <table:table-cell table:style-name="Таблица1.A2" office:value-type="string">
              <text:p text:style-name="P40">15,5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47007</text:p>
            </table:table-cell>
            <table:table-cell table:style-name="Таблица1.A2" office:value-type="string">
              <text:p text:style-name="P40">47007</text:p>
            </table:table-cell>
            <table:table-cell table:style-name="Таблица1.H2" office:value-type="string">
              <text:p text:style-name="P40">47007</text:p>
            </table:table-cell>
          </table:table-row>
          <table:table-row table:style-name="Таблица1.1">
            <table:table-cell table:style-name="Таблица1.A2" office:value-type="string">
              <text:p text:style-name="P40">48000</text:p>
            </table:table-cell>
            <table:table-cell table:style-name="Таблица1.A2" office:value-type="string">
              <text:p text:style-name="P40">15,6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48009</text:p>
            </table:table-cell>
            <table:table-cell table:style-name="Таблица1.A2" office:value-type="string">
              <text:p text:style-name="P40">48009</text:p>
            </table:table-cell>
            <table:table-cell table:style-name="Таблица1.H2" office:value-type="string">
              <text:p text:style-name="P40">48009</text:p>
            </table:table-cell>
          </table:table-row>
          <table:table-row table:style-name="Таблица1.1">
            <table:table-cell table:style-name="Таблица1.A2" office:value-type="string">
              <text:p text:style-name="P40">49000</text:p>
            </table:table-cell>
            <table:table-cell table:style-name="Таблица1.A2" office:value-type="string">
              <text:p text:style-name="P40">15,6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49008</text:p>
            </table:table-cell>
            <table:table-cell table:style-name="Таблица1.A2" office:value-type="string">
              <text:p text:style-name="P40">49008</text:p>
            </table:table-cell>
            <table:table-cell table:style-name="Таблица1.H2" office:value-type="string">
              <text:p text:style-name="P40">49008</text:p>
            </table:table-cell>
          </table:table-row>
          <table:table-row table:style-name="Таблица1.1">
            <table:table-cell table:style-name="Таблица1.A2" office:value-type="string">
              <text:p text:style-name="P40">50000</text:p>
            </table:table-cell>
            <table:table-cell table:style-name="Таблица1.A2" office:value-type="string">
              <text:p text:style-name="P40">15,6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49813</text:p>
            </table:table-cell>
            <table:table-cell table:style-name="Таблица1.A2" office:value-type="string">
              <text:p text:style-name="P40">50009</text:p>
            </table:table-cell>
            <table:table-cell table:style-name="Таблица1.H2" office:value-type="string">
              <text:p text:style-name="P40">50009</text:p>
            </table:table-cell>
          </table:table-row>
          <table:table-row table:style-name="Таблица1.1">
            <table:table-cell table:style-name="Таблица1.A2" office:value-type="string">
              <text:p text:style-name="P40">51000</text:p>
            </table:table-cell>
            <table:table-cell table:style-name="Таблица1.A2" office:value-type="string">
              <text:p text:style-name="P40">15,6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51007</text:p>
            </table:table-cell>
            <table:table-cell table:style-name="Таблица1.A2" office:value-type="string">
              <text:p text:style-name="P40">51006</text:p>
            </table:table-cell>
            <table:table-cell table:style-name="Таблица1.H2" office:value-type="string">
              <text:p text:style-name="P40">51007</text:p>
            </table:table-cell>
          </table:table-row>
          <table:table-row table:style-name="Таблица1.1">
            <table:table-cell table:style-name="Таблица1.A2" office:value-type="string">
              <text:p text:style-name="P40">52000</text:p>
            </table:table-cell>
            <table:table-cell table:style-name="Таблица1.A2" office:value-type="string">
              <text:p text:style-name="P40">15,7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52008</text:p>
            </table:table-cell>
            <table:table-cell table:style-name="Таблица1.A2" office:value-type="string">
              <text:p text:style-name="P40">52008</text:p>
            </table:table-cell>
            <table:table-cell table:style-name="Таблица1.H2" office:value-type="string">
              <text:p text:style-name="P40">52008</text:p>
            </table:table-cell>
          </table:table-row>
          <table:table-row table:style-name="Таблица1.1">
            <table:table-cell table:style-name="Таблица1.A2" office:value-type="string">
              <text:p text:style-name="P40">53000</text:p>
            </table:table-cell>
            <table:table-cell table:style-name="Таблица1.A2" office:value-type="string">
              <text:p text:style-name="P40">15,7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52988</text:p>
            </table:table-cell>
            <table:table-cell table:style-name="Таблица1.A2" office:value-type="string">
              <text:p text:style-name="P40">53008</text:p>
            </table:table-cell>
            <table:table-cell table:style-name="Таблица1.H2" office:value-type="string">
              <text:p text:style-name="P40">53008</text:p>
            </table:table-cell>
          </table:table-row>
          <table:table-row table:style-name="Таблица1.1">
            <table:table-cell table:style-name="Таблица1.A2" office:value-type="string">
              <text:p text:style-name="P40">54000</text:p>
            </table:table-cell>
            <table:table-cell table:style-name="Таблица1.A2" office:value-type="string">
              <text:p text:style-name="P40">15,7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54008</text:p>
            </table:table-cell>
            <table:table-cell table:style-name="Таблица1.A2" office:value-type="string">
              <text:p text:style-name="P40">54008</text:p>
            </table:table-cell>
            <table:table-cell table:style-name="Таблица1.H2" office:value-type="string">
              <text:p text:style-name="P40">54008</text:p>
            </table:table-cell>
          </table:table-row>
          <table:table-row table:style-name="Таблица1.1">
            <table:table-cell table:style-name="Таблица1.A2" office:value-type="string">
              <text:p text:style-name="P40">55000</text:p>
            </table:table-cell>
            <table:table-cell table:style-name="Таблица1.A2" office:value-type="string">
              <text:p text:style-name="P40">15,7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55009</text:p>
            </table:table-cell>
            <table:table-cell table:style-name="Таблица1.A2" office:value-type="string">
              <text:p text:style-name="P40">55009</text:p>
            </table:table-cell>
            <table:table-cell table:style-name="Таблица1.H2" office:value-type="string">
              <text:p text:style-name="P40">55009</text:p>
            </table:table-cell>
          </table:table-row>
          <table:table-row table:style-name="Таблица1.1">
            <table:table-cell table:style-name="Таблица1.A2" office:value-type="string">
              <text:p text:style-name="P40">56000</text:p>
            </table:table-cell>
            <table:table-cell table:style-name="Таблица1.A2" office:value-type="string">
              <text:p text:style-name="P40">15,8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56007</text:p>
            </table:table-cell>
            <table:table-cell table:style-name="Таблица1.A2" office:value-type="string">
              <text:p text:style-name="P40">56007</text:p>
            </table:table-cell>
            <table:table-cell table:style-name="Таблица1.H2" office:value-type="string">
              <text:p text:style-name="P40">56007</text:p>
            </table:table-cell>
          </table:table-row>
          <table:table-row table:style-name="Таблица1.1">
            <table:table-cell table:style-name="Таблица1.A2" office:value-type="string">
              <text:p text:style-name="P40">57000</text:p>
            </table:table-cell>
            <table:table-cell table:style-name="Таблица1.A2" office:value-type="string">
              <text:p text:style-name="P40">15,8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57008</text:p>
            </table:table-cell>
            <table:table-cell table:style-name="Таблица1.A2" office:value-type="string">
              <text:p text:style-name="P40">57008</text:p>
            </table:table-cell>
            <table:table-cell table:style-name="Таблица1.H2" office:value-type="string">
              <text:p text:style-name="P40">57008</text:p>
            </table:table-cell>
          </table:table-row>
          <table:table-row table:style-name="Таблица1.1">
            <table:table-cell table:style-name="Таблица1.A2" office:value-type="string">
              <text:p text:style-name="P40">58000</text:p>
            </table:table-cell>
            <table:table-cell table:style-name="Таблица1.A2" office:value-type="string">
              <text:p text:style-name="P40">15,8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58007</text:p>
            </table:table-cell>
            <table:table-cell table:style-name="Таблица1.A2" office:value-type="string">
              <text:p text:style-name="P40">58007</text:p>
            </table:table-cell>
            <table:table-cell table:style-name="Таблица1.H2" office:value-type="string">
              <text:p text:style-name="P40">58007</text:p>
            </table:table-cell>
          </table:table-row>
          <table:table-row table:style-name="Таблица1.1">
            <table:table-cell table:style-name="Таблица1.A2" office:value-type="string">
              <text:p text:style-name="P40">59000</text:p>
            </table:table-cell>
            <table:table-cell table:style-name="Таблица1.A2" office:value-type="string">
              <text:p text:style-name="P40">15,8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59007</text:p>
            </table:table-cell>
            <table:table-cell table:style-name="Таблица1.A2" office:value-type="string">
              <text:p text:style-name="P40">59008</text:p>
            </table:table-cell>
            <table:table-cell table:style-name="Таблица1.H2" office:value-type="string">
              <text:p text:style-name="P40">59007</text:p>
            </table:table-cell>
          </table:table-row>
          <table:table-row table:style-name="Таблица1.1">
            <table:table-cell table:style-name="Таблица1.A2" office:value-type="string">
              <text:p text:style-name="P40">60000</text:p>
            </table:table-cell>
            <table:table-cell table:style-name="Таблица1.A2" office:value-type="string">
              <text:p text:style-name="P40">15,9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60010</text:p>
            </table:table-cell>
            <table:table-cell table:style-name="Таблица1.A2" office:value-type="string">
              <text:p text:style-name="P40">60009</text:p>
            </table:table-cell>
            <table:table-cell table:style-name="Таблица1.H2" office:value-type="string">
              <text:p text:style-name="P40">60009</text:p>
            </table:table-cell>
          </table:table-row>
          <table:table-row table:style-name="Таблица1.1">
            <table:table-cell table:style-name="Таблица1.A2" office:value-type="string">
              <text:p text:style-name="P40">61000</text:p>
            </table:table-cell>
            <table:table-cell table:style-name="Таблица1.A2" office:value-type="string">
              <text:p text:style-name="P40">15,9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61008</text:p>
            </table:table-cell>
            <table:table-cell table:style-name="Таблица1.A2" office:value-type="string">
              <text:p text:style-name="P40">61008</text:p>
            </table:table-cell>
            <table:table-cell table:style-name="Таблица1.H2" office:value-type="string">
              <text:p text:style-name="P40">61008</text:p>
            </table:table-cell>
          </table:table-row>
          <table:table-row table:style-name="Таблица1.1">
            <table:table-cell table:style-name="Таблица1.A2" office:value-type="string">
              <text:p text:style-name="P40">62000</text:p>
            </table:table-cell>
            <table:table-cell table:style-name="Таблица1.A2" office:value-type="string">
              <text:p text:style-name="P40">15,9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62009</text:p>
            </table:table-cell>
            <table:table-cell table:style-name="Таблица1.A2" office:value-type="string">
              <text:p text:style-name="P40">61645</text:p>
            </table:table-cell>
            <table:table-cell table:style-name="Таблица1.H2" office:value-type="string">
              <text:p text:style-name="P40">62009</text:p>
            </table:table-cell>
          </table:table-row>
          <text:soft-page-break/>
          <table:table-row table:style-name="Таблица1.1">
            <table:table-cell table:style-name="Таблица1.A2" office:value-type="string">
              <text:p text:style-name="P40">63000</text:p>
            </table:table-cell>
            <table:table-cell table:style-name="Таблица1.A2" office:value-type="string">
              <text:p text:style-name="P40">15,9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63008</text:p>
            </table:table-cell>
            <table:table-cell table:style-name="Таблица1.A2" office:value-type="string">
              <text:p text:style-name="P40">63008</text:p>
            </table:table-cell>
            <table:table-cell table:style-name="Таблица1.H2" office:value-type="string">
              <text:p text:style-name="P40">63008</text:p>
            </table:table-cell>
          </table:table-row>
          <table:table-row table:style-name="Таблица1.1">
            <table:table-cell table:style-name="Таблица1.A2" office:value-type="string">
              <text:p text:style-name="P40">64000</text:p>
            </table:table-cell>
            <table:table-cell table:style-name="Таблица1.A2" office:value-type="string">
              <text:p text:style-name="P40">16,0</text:p>
            </table:table-cell>
            <table:table-cell table:style-name="Таблица1.A2" office:value-type="string">
              <text:p text:style-name="P40">24</text:p>
            </table:table-cell>
            <table:table-cell table:style-name="Таблица1.A2" office:value-type="string">
              <text:p text:style-name="P40">24</text:p>
            </table:table-cell>
            <table:table-cell table:style-name="Таблица1.A2" office:value-type="string">
              <text:p text:style-name="P40">24</text:p>
            </table:table-cell>
            <table:table-cell table:style-name="Таблица1.A2" office:value-type="string">
              <text:p text:style-name="P40">64007</text:p>
            </table:table-cell>
            <table:table-cell table:style-name="Таблица1.A2" office:value-type="string">
              <text:p text:style-name="P40">64008</text:p>
            </table:table-cell>
            <table:table-cell table:style-name="Таблица1.H2" office:value-type="string">
              <text:p text:style-name="P40">64008</text:p>
            </table:table-cell>
          </table:table-row>
          <table:table-row table:style-name="Таблица1.1">
            <table:table-cell table:style-name="Таблица1.A2" office:value-type="string">
              <text:p text:style-name="P40">65000</text:p>
            </table:table-cell>
            <table:table-cell table:style-name="Таблица1.A2" office:value-type="string">
              <text:p text:style-name="P40">16,0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65008</text:p>
            </table:table-cell>
            <table:table-cell table:style-name="Таблица1.A2" office:value-type="string">
              <text:p text:style-name="P40">65008</text:p>
            </table:table-cell>
            <table:table-cell table:style-name="Таблица1.H2" office:value-type="string">
              <text:p text:style-name="P40">65008</text:p>
            </table:table-cell>
          </table:table-row>
          <table:table-row table:style-name="Таблица1.1">
            <table:table-cell table:style-name="Таблица1.A2" office:value-type="string">
              <text:p text:style-name="P40">66000</text:p>
            </table:table-cell>
            <table:table-cell table:style-name="Таблица1.A2" office:value-type="string">
              <text:p text:style-name="P40">16,0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66008</text:p>
            </table:table-cell>
            <table:table-cell table:style-name="Таблица1.A2" office:value-type="string">
              <text:p text:style-name="P40">65651</text:p>
            </table:table-cell>
            <table:table-cell table:style-name="Таблица1.H2" office:value-type="string">
              <text:p text:style-name="P40">66008</text:p>
            </table:table-cell>
          </table:table-row>
          <table:table-row table:style-name="Таблица1.1">
            <table:table-cell table:style-name="Таблица1.A2" office:value-type="string">
              <text:p text:style-name="P40">67000</text:p>
            </table:table-cell>
            <table:table-cell table:style-name="Таблица1.A2" office:value-type="string">
              <text:p text:style-name="P40">16,0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67008</text:p>
            </table:table-cell>
            <table:table-cell table:style-name="Таблица1.A2" office:value-type="string">
              <text:p text:style-name="P40">67008</text:p>
            </table:table-cell>
            <table:table-cell table:style-name="Таблица1.H2" office:value-type="string">
              <text:p text:style-name="P40">67008</text:p>
            </table:table-cell>
          </table:table-row>
          <table:table-row table:style-name="Таблица1.1">
            <table:table-cell table:style-name="Таблица1.A2" office:value-type="string">
              <text:p text:style-name="P40">68000</text:p>
            </table:table-cell>
            <table:table-cell table:style-name="Таблица1.A2" office:value-type="string">
              <text:p text:style-name="P40">16,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68007</text:p>
            </table:table-cell>
            <table:table-cell table:style-name="Таблица1.A2" office:value-type="string">
              <text:p text:style-name="P40">68007</text:p>
            </table:table-cell>
            <table:table-cell table:style-name="Таблица1.H2" office:value-type="string">
              <text:p text:style-name="P40">68007</text:p>
            </table:table-cell>
          </table:table-row>
          <table:table-row table:style-name="Таблица1.1">
            <table:table-cell table:style-name="Таблица1.A2" office:value-type="string">
              <text:p text:style-name="P40">69000</text:p>
            </table:table-cell>
            <table:table-cell table:style-name="Таблица1.A2" office:value-type="string">
              <text:p text:style-name="P40">16,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69008</text:p>
            </table:table-cell>
            <table:table-cell table:style-name="Таблица1.A2" office:value-type="string">
              <text:p text:style-name="P40">69008</text:p>
            </table:table-cell>
            <table:table-cell table:style-name="Таблица1.H2" office:value-type="string">
              <text:p text:style-name="P40">69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0000</text:p>
            </table:table-cell>
            <table:table-cell table:style-name="Таблица1.A2" office:value-type="string">
              <text:p text:style-name="P40">16,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70008</text:p>
            </table:table-cell>
            <table:table-cell table:style-name="Таблица1.A2" office:value-type="string">
              <text:p text:style-name="P40">70008</text:p>
            </table:table-cell>
            <table:table-cell table:style-name="Таблица1.H2" office:value-type="string">
              <text:p text:style-name="P40">69797</text:p>
            </table:table-cell>
          </table:table-row>
          <table:table-row table:style-name="Таблица1.1">
            <table:table-cell table:style-name="Таблица1.A2" office:value-type="string">
              <text:p text:style-name="P40">71000</text:p>
            </table:table-cell>
            <table:table-cell table:style-name="Таблица1.A2" office:value-type="string">
              <text:p text:style-name="P40">16,1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71008</text:p>
            </table:table-cell>
            <table:table-cell table:style-name="Таблица1.A2" office:value-type="string">
              <text:p text:style-name="P40">71008</text:p>
            </table:table-cell>
            <table:table-cell table:style-name="Таблица1.H2" office:value-type="string">
              <text:p text:style-name="P40">71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2000</text:p>
            </table:table-cell>
            <table:table-cell table:style-name="Таблица1.A2" office:value-type="string">
              <text:p text:style-name="P40">16,1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71853</text:p>
            </table:table-cell>
            <table:table-cell table:style-name="Таблица1.A2" office:value-type="string">
              <text:p text:style-name="P40">72007</text:p>
            </table:table-cell>
            <table:table-cell table:style-name="Таблица1.H2" office:value-type="string">
              <text:p text:style-name="P40">72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3000</text:p>
            </table:table-cell>
            <table:table-cell table:style-name="Таблица1.A2" office:value-type="string">
              <text:p text:style-name="P40">16,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73007</text:p>
            </table:table-cell>
            <table:table-cell table:style-name="Таблица1.A2" office:value-type="string">
              <text:p text:style-name="P40">73008</text:p>
            </table:table-cell>
            <table:table-cell table:style-name="Таблица1.H2" office:value-type="string">
              <text:p text:style-name="P40">73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4000</text:p>
            </table:table-cell>
            <table:table-cell table:style-name="Таблица1.A2" office:value-type="string">
              <text:p text:style-name="P40">16,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74007</text:p>
            </table:table-cell>
            <table:table-cell table:style-name="Таблица1.A2" office:value-type="string">
              <text:p text:style-name="P40">74007</text:p>
            </table:table-cell>
            <table:table-cell table:style-name="Таблица1.H2" office:value-type="string">
              <text:p text:style-name="P40">74007</text:p>
            </table:table-cell>
          </table:table-row>
          <table:table-row table:style-name="Таблица1.1">
            <table:table-cell table:style-name="Таблица1.A2" office:value-type="string">
              <text:p text:style-name="P40">75000</text:p>
            </table:table-cell>
            <table:table-cell table:style-name="Таблица1.A2" office:value-type="string">
              <text:p text:style-name="P40">16,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75007</text:p>
            </table:table-cell>
            <table:table-cell table:style-name="Таблица1.A2" office:value-type="string">
              <text:p text:style-name="P40">75007</text:p>
            </table:table-cell>
            <table:table-cell table:style-name="Таблица1.H2" office:value-type="string">
              <text:p text:style-name="P40">75007</text:p>
            </table:table-cell>
          </table:table-row>
          <table:table-row table:style-name="Таблица1.1">
            <table:table-cell table:style-name="Таблица1.A2" office:value-type="string">
              <text:p text:style-name="P40">76000</text:p>
            </table:table-cell>
            <table:table-cell table:style-name="Таблица1.A2" office:value-type="string">
              <text:p text:style-name="P40">16,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76008</text:p>
            </table:table-cell>
            <table:table-cell table:style-name="Таблица1.A2" office:value-type="string">
              <text:p text:style-name="P40">76008</text:p>
            </table:table-cell>
            <table:table-cell table:style-name="Таблица1.H2" office:value-type="string">
              <text:p text:style-name="P40">76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7000</text:p>
            </table:table-cell>
            <table:table-cell table:style-name="Таблица1.A2" office:value-type="string">
              <text:p text:style-name="P40">16,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77008</text:p>
            </table:table-cell>
            <table:table-cell table:style-name="Таблица1.A2" office:value-type="string">
              <text:p text:style-name="P40">77008</text:p>
            </table:table-cell>
            <table:table-cell table:style-name="Таблица1.H2" office:value-type="string">
              <text:p text:style-name="P40">77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8000</text:p>
            </table:table-cell>
            <table:table-cell table:style-name="Таблица1.A2" office:value-type="string">
              <text:p text:style-name="P40">16,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78008</text:p>
            </table:table-cell>
            <table:table-cell table:style-name="Таблица1.A2" office:value-type="string">
              <text:p text:style-name="P40">78008</text:p>
            </table:table-cell>
            <table:table-cell table:style-name="Таблица1.H2" office:value-type="string">
              <text:p text:style-name="P40">78008</text:p>
            </table:table-cell>
          </table:table-row>
          <table:table-row table:style-name="Таблица1.1">
            <table:table-cell table:style-name="Таблица1.A2" office:value-type="string">
              <text:p text:style-name="P40">79000</text:p>
            </table:table-cell>
            <table:table-cell table:style-name="Таблица1.A2" office:value-type="string">
              <text:p text:style-name="P40">16,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79007</text:p>
            </table:table-cell>
            <table:table-cell table:style-name="Таблица1.A2" office:value-type="string">
              <text:p text:style-name="P40">79007</text:p>
            </table:table-cell>
            <table:table-cell table:style-name="Таблица1.H2" office:value-type="string">
              <text:p text:style-name="P40">79007</text:p>
            </table:table-cell>
          </table:table-row>
          <table:table-row table:style-name="Таблица1.1">
            <table:table-cell table:style-name="Таблица1.A2" office:value-type="string">
              <text:p text:style-name="P40">80000</text:p>
            </table:table-cell>
            <table:table-cell table:style-name="Таблица1.A2" office:value-type="string">
              <text:p text:style-name="P40">16,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80009</text:p>
            </table:table-cell>
            <table:table-cell table:style-name="Таблица1.A2" office:value-type="string">
              <text:p text:style-name="P40">80009</text:p>
            </table:table-cell>
            <table:table-cell table:style-name="Таблица1.H2" office:value-type="string">
              <text:p text:style-name="P40">80009</text:p>
            </table:table-cell>
          </table:table-row>
          <table:table-row table:style-name="Таблица1.1">
            <table:table-cell table:style-name="Таблица1.A2" office:value-type="string">
              <text:p text:style-name="P40">81000</text:p>
            </table:table-cell>
            <table:table-cell table:style-name="Таблица1.A2" office:value-type="string">
              <text:p text:style-name="P40">16,3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81009</text:p>
            </table:table-cell>
            <table:table-cell table:style-name="Таблица1.A2" office:value-type="string">
              <text:p text:style-name="P40">81008</text:p>
            </table:table-cell>
            <table:table-cell table:style-name="Таблица1.H2" office:value-type="string">
              <text:p text:style-name="P40">81009</text:p>
            </table:table-cell>
          </table:table-row>
          <table:table-row table:style-name="Таблица1.1">
            <table:table-cell table:style-name="Таблица1.A2" office:value-type="string">
              <text:p text:style-name="P40">82000</text:p>
            </table:table-cell>
            <table:table-cell table:style-name="Таблица1.A2" office:value-type="string">
              <text:p text:style-name="P40">16,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82009</text:p>
            </table:table-cell>
            <table:table-cell table:style-name="Таблица1.A2" office:value-type="string">
              <text:p text:style-name="P40">82009</text:p>
            </table:table-cell>
            <table:table-cell table:style-name="Таблица1.H2" office:value-type="string">
              <text:p text:style-name="P40">82009</text:p>
            </table:table-cell>
          </table:table-row>
          <table:table-row table:style-name="Таблица1.1">
            <table:table-cell table:style-name="Таблица1.A2" office:value-type="string">
              <text:p text:style-name="P40">83000</text:p>
            </table:table-cell>
            <table:table-cell table:style-name="Таблица1.A2" office:value-type="string">
              <text:p text:style-name="P40">16,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83010</text:p>
            </table:table-cell>
            <table:table-cell table:style-name="Таблица1.A2" office:value-type="string">
              <text:p text:style-name="P40">83009</text:p>
            </table:table-cell>
            <table:table-cell table:style-name="Таблица1.H2" office:value-type="string">
              <text:p text:style-name="P40">83010</text:p>
            </table:table-cell>
          </table:table-row>
          <table:table-row table:style-name="Таблица1.1">
            <table:table-cell table:style-name="Таблица1.A2" office:value-type="string">
              <text:p text:style-name="P40">84000</text:p>
            </table:table-cell>
            <table:table-cell table:style-name="Таблица1.A2" office:value-type="string">
              <text:p text:style-name="P40">16,4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84007</text:p>
            </table:table-cell>
            <table:table-cell table:style-name="Таблица1.A2" office:value-type="string">
              <text:p text:style-name="P40">84007</text:p>
            </table:table-cell>
            <table:table-cell table:style-name="Таблица1.H2" office:value-type="string">
              <text:p text:style-name="P40">84007</text:p>
            </table:table-cell>
          </table:table-row>
          <table:table-row table:style-name="Таблица1.1">
            <table:table-cell table:style-name="Таблица1.A2" office:value-type="string">
              <text:p text:style-name="P40">85000</text:p>
            </table:table-cell>
            <table:table-cell table:style-name="Таблица1.A2" office:value-type="string">
              <text:p text:style-name="P40">16,4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85008</text:p>
            </table:table-cell>
            <table:table-cell table:style-name="Таблица1.A2" office:value-type="string">
              <text:p text:style-name="P40">85008</text:p>
            </table:table-cell>
            <table:table-cell table:style-name="Таблица1.H2" office:value-type="string">
              <text:p text:style-name="P40">85008</text:p>
            </table:table-cell>
          </table:table-row>
          <table:table-row table:style-name="Таблица1.1">
            <table:table-cell table:style-name="Таблица1.A2" office:value-type="string">
              <text:p text:style-name="P40">86000</text:p>
            </table:table-cell>
            <table:table-cell table:style-name="Таблица1.A2" office:value-type="string">
              <text:p text:style-name="P40">16,4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86007</text:p>
            </table:table-cell>
            <table:table-cell table:style-name="Таблица1.A2" office:value-type="string">
              <text:p text:style-name="P40">86007</text:p>
            </table:table-cell>
            <table:table-cell table:style-name="Таблица1.H2" office:value-type="string">
              <text:p text:style-name="P40">86007</text:p>
            </table:table-cell>
          </table:table-row>
          <table:table-row table:style-name="Таблица1.1">
            <table:table-cell table:style-name="Таблица1.A2" office:value-type="string">
              <text:p text:style-name="P40">87000</text:p>
            </table:table-cell>
            <table:table-cell table:style-name="Таблица1.A2" office:value-type="string">
              <text:p text:style-name="P40">16,4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87007</text:p>
            </table:table-cell>
            <table:table-cell table:style-name="Таблица1.A2" office:value-type="string">
              <text:p text:style-name="P40">86751</text:p>
            </table:table-cell>
            <table:table-cell table:style-name="Таблица1.H2" office:value-type="string">
              <text:p text:style-name="P40">87007</text:p>
            </table:table-cell>
          </table:table-row>
          <table:table-row table:style-name="Таблица1.1">
            <table:table-cell table:style-name="Таблица1.A2" office:value-type="string">
              <text:p text:style-name="P40">88000</text:p>
            </table:table-cell>
            <table:table-cell table:style-name="Таблица1.A2" office:value-type="string">
              <text:p text:style-name="P40">16,4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88007</text:p>
            </table:table-cell>
            <table:table-cell table:style-name="Таблица1.A2" office:value-type="string">
              <text:p text:style-name="P40">87575</text:p>
            </table:table-cell>
            <table:table-cell table:style-name="Таблица1.H2" office:value-type="string">
              <text:p text:style-name="P40">88007</text:p>
            </table:table-cell>
          </table:table-row>
          <table:table-row table:style-name="Таблица1.1">
            <table:table-cell table:style-name="Таблица1.A2" office:value-type="string">
              <text:p text:style-name="P40">89000</text:p>
            </table:table-cell>
            <table:table-cell table:style-name="Таблица1.A2" office:value-type="string">
              <text:p text:style-name="P40">16,4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88835</text:p>
            </table:table-cell>
            <table:table-cell table:style-name="Таблица1.A2" office:value-type="string">
              <text:p text:style-name="P40">89007</text:p>
            </table:table-cell>
            <table:table-cell table:style-name="Таблица1.H2" office:value-type="string">
              <text:p text:style-name="P40">89007</text:p>
            </table:table-cell>
          </table:table-row>
          <table:table-row table:style-name="Таблица1.1">
            <table:table-cell table:style-name="Таблица1.A2" office:value-type="string">
              <text:p text:style-name="P40">90000</text:p>
            </table:table-cell>
            <table:table-cell table:style-name="Таблица1.A2" office:value-type="string">
              <text:p text:style-name="P40">16,5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90009</text:p>
            </table:table-cell>
            <table:table-cell table:style-name="Таблица1.A2" office:value-type="string">
              <text:p text:style-name="P40">89785</text:p>
            </table:table-cell>
            <table:table-cell table:style-name="Таблица1.H2" office:value-type="string">
              <text:p text:style-name="P40">90009</text:p>
            </table:table-cell>
          </table:table-row>
          <table:table-row table:style-name="Таблица1.1">
            <table:table-cell table:style-name="Таблица1.A2" office:value-type="string">
              <text:p text:style-name="P40">91000</text:p>
            </table:table-cell>
            <table:table-cell table:style-name="Таблица1.A2" office:value-type="string">
              <text:p text:style-name="P40">16,5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91008</text:p>
            </table:table-cell>
            <table:table-cell table:style-name="Таблица1.A2" office:value-type="string">
              <text:p text:style-name="P40">91008</text:p>
            </table:table-cell>
            <table:table-cell table:style-name="Таблица1.H2" office:value-type="string">
              <text:p text:style-name="P40">91008</text:p>
            </table:table-cell>
          </table:table-row>
          <table:table-row table:style-name="Таблица1.1">
            <table:table-cell table:style-name="Таблица1.A2" office:value-type="string">
              <text:p text:style-name="P40">92000</text:p>
            </table:table-cell>
            <table:table-cell table:style-name="Таблица1.A2" office:value-type="string">
              <text:p text:style-name="P40">16,5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92009</text:p>
            </table:table-cell>
            <table:table-cell table:style-name="Таблица1.A2" office:value-type="string">
              <text:p text:style-name="P40">92009</text:p>
            </table:table-cell>
            <table:table-cell table:style-name="Таблица1.H2" office:value-type="string">
              <text:p text:style-name="P40">92009</text:p>
            </table:table-cell>
          </table:table-row>
          <table:table-row table:style-name="Таблица1.1">
            <table:table-cell table:style-name="Таблица1.A2" office:value-type="string">
              <text:p text:style-name="P40">93000</text:p>
            </table:table-cell>
            <table:table-cell table:style-name="Таблица1.A2" office:value-type="string">
              <text:p text:style-name="P40">16,5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93007</text:p>
            </table:table-cell>
            <table:table-cell table:style-name="Таблица1.A2" office:value-type="string">
              <text:p text:style-name="P40">93007</text:p>
            </table:table-cell>
            <table:table-cell table:style-name="Таблица1.H2" office:value-type="string">
              <text:p text:style-name="P40">93008</text:p>
            </table:table-cell>
          </table:table-row>
          <table:table-row table:style-name="Таблица1.1">
            <table:table-cell table:style-name="Таблица1.A2" office:value-type="string">
              <text:p text:style-name="P40">94000</text:p>
            </table:table-cell>
            <table:table-cell table:style-name="Таблица1.A2" office:value-type="string">
              <text:p text:style-name="P40">16,5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94007</text:p>
            </table:table-cell>
            <table:table-cell table:style-name="Таблица1.A2" office:value-type="string">
              <text:p text:style-name="P40">94008</text:p>
            </table:table-cell>
            <table:table-cell table:style-name="Таблица1.H2" office:value-type="string">
              <text:p text:style-name="P40">93735</text:p>
            </table:table-cell>
          </table:table-row>
          <table:table-row table:style-name="Таблица1.1">
            <table:table-cell table:style-name="Таблица1.A2" office:value-type="string">
              <text:p text:style-name="P40">95000</text:p>
            </table:table-cell>
            <table:table-cell table:style-name="Таблица1.A2" office:value-type="string">
              <text:p text:style-name="P40">16,5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21</text:p>
            </table:table-cell>
            <table:table-cell table:style-name="Таблица1.A2" office:value-type="string">
              <text:p text:style-name="P40">95007</text:p>
            </table:table-cell>
            <table:table-cell table:style-name="Таблица1.A2" office:value-type="string">
              <text:p text:style-name="P40">95007</text:p>
            </table:table-cell>
            <table:table-cell table:style-name="Таблица1.H2" office:value-type="string">
              <text:p text:style-name="P40">94450</text:p>
            </table:table-cell>
          </table:table-row>
          <table:table-row table:style-name="Таблица1.1">
            <table:table-cell table:style-name="Таблица1.A2" office:value-type="string">
              <text:p text:style-name="P40">96000</text:p>
            </table:table-cell>
            <table:table-cell table:style-name="Таблица1.A2" office:value-type="string">
              <text:p text:style-name="P40">16,6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96009</text:p>
            </table:table-cell>
            <table:table-cell table:style-name="Таблица1.A2" office:value-type="string">
              <text:p text:style-name="P40">96008</text:p>
            </table:table-cell>
            <table:table-cell table:style-name="Таблица1.H2" office:value-type="string">
              <text:p text:style-name="P40">96008</text:p>
            </table:table-cell>
          </table:table-row>
          <table:table-row table:style-name="Таблица1.1">
            <table:table-cell table:style-name="Таблица1.A2" office:value-type="string">
              <text:p text:style-name="P40">97000</text:p>
            </table:table-cell>
            <table:table-cell table:style-name="Таблица1.A2" office:value-type="string">
              <text:p text:style-name="P40">16,6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97008</text:p>
            </table:table-cell>
            <table:table-cell table:style-name="Таблица1.A2" office:value-type="string">
              <text:p text:style-name="P40">97007</text:p>
            </table:table-cell>
            <table:table-cell table:style-name="Таблица1.H2" office:value-type="string">
              <text:p text:style-name="P40">97007</text:p>
            </table:table-cell>
          </table:table-row>
          <table:table-row table:style-name="Таблица1.1">
            <table:table-cell table:style-name="Таблица1.A2" office:value-type="string">
              <text:p text:style-name="P40">98000</text:p>
            </table:table-cell>
            <table:table-cell table:style-name="Таблица1.A2" office:value-type="string">
              <text:p text:style-name="P40">16,6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22</text:p>
            </table:table-cell>
            <table:table-cell table:style-name="Таблица1.A2" office:value-type="string">
              <text:p text:style-name="P40">98008</text:p>
            </table:table-cell>
            <table:table-cell table:style-name="Таблица1.A2" office:value-type="string">
              <text:p text:style-name="P40">98008</text:p>
            </table:table-cell>
            <table:table-cell table:style-name="Таблица1.H2" office:value-type="string">
              <text:p text:style-name="P40">98008</text:p>
            </table:table-cell>
          </table:table-row>
          <table:table-row table:style-name="Таблица1.1">
            <table:table-cell table:style-name="Таблица1.A2" office:value-type="string">
              <text:p text:style-name="P40">99000</text:p>
            </table:table-cell>
            <table:table-cell table:style-name="Таблица1.A2" office:value-type="string">
              <text:p text:style-name="P40">16,6</text:p>
            </table:table-cell>
            <table:table-cell table:style-name="Таблица1.A2" office:value-type="string">
              <text:p text:style-name="P40">24</text:p>
            </table:table-cell>
            <table:table-cell table:style-name="Таблица1.A2" office:value-type="string">
              <text:p text:style-name="P40">25</text:p>
            </table:table-cell>
            <table:table-cell table:style-name="Таблица1.A2" office:value-type="string">
              <text:p text:style-name="P40">23</text:p>
            </table:table-cell>
            <table:table-cell table:style-name="Таблица1.A2" office:value-type="string">
              <text:p text:style-name="P40">99008</text:p>
            </table:table-cell>
            <table:table-cell table:style-name="Таблица1.A2" office:value-type="string">
              <text:p text:style-name="P40">99008</text:p>
            </table:table-cell>
            <table:table-cell table:style-name="Таблица1.H2" office:value-type="string">
              <text:p text:style-name="P40">99008</text:p>
            </table:table-cell>
          </table:table-row>
        </table:table>
        <text:p text:style-name="P41"><text:soft-page-break/></text:p>
        <text:p text:style-name="P21"><draw:frame draw:style-name="fr1" draw:name="Изображение2" text:anchor-type="paragraph" svg:width="16cm" svg:height="8.999cm" draw:z-index="1"><draw:image xlink:href="Pictures/2000020100003E8000002328F6F9542F.svm" xlink:type="simple" xlink:show="embed" xlink:actuate="onLoad"/></draw:frame>Рис. 1. <text:span text:style-name="T41">Теоретическая трудоемкость и трудоемкость операций поиска, вставки и удаления для среднего случая</text:span></text:p>
        <text:p text:style-name="P20"/>
        <text:p text:style-name="P42"><draw:frame draw:style-name="fr1" draw:name="Изображение1" text:anchor-type="paragraph" svg:width="16cm" svg:height="8.999cm" draw:z-index="0"><draw:image xlink:href="Pictures/2000028A00003E80000023284E529D34.svm" xlink:type="simple" xlink:show="embed" xlink:actuate="onLoad"/></draw:frame>Рис. 2. Трудоемкости: теоретическая; поиск, вставка, удаление для среднего случая; поиск, вставка, удаление для худшего случая</text:p>
        <text:p text:style-name="Standard"/>
        <text:p text:style-name="P55"><text:span text:style-name="T3">Сравнительный анализ теоретических и экспериментальных оценок эффективности алгоритмов АТД</text:span></text:p>
        <text:p text:style-name="P51">Согласно теоретическим сведениям, трудоемкость операций поиска, вставки и удаления объектов для двоичного дерева поиска в среднем случае равна <text:span text:style-name="T6">O</text:span>(<text:span text:style-name="T6">log</text:span><text:span text:style-name="T28">2</text:span><text:span text:style-name="T6">n</text:span>), где <text:span text:style-name="T6">n</text:span> – размер дерева. Из представленного графика видно, что трудоемкости операций, полученные экспериментальным путем, соответствуют теоретической. При последовательном заполнении дерева элементами с возрастающими ключами, структура вырождается в линейный список правых сыновей, имеющий теоретическую трудоемкость <text:span text:style-name="T6">O</text:span>(<text:span text:style-name="T6">n</text:span>). </text:p>
        <text:p text:style-name="P43"><text:soft-page-break/><text:span text:style-name="T1">Вывод</text:span></text:p>
        <text:p text:style-name="P52"><text:span text:style-name="T15">АТД на базе двоичного дерева поиска является эффективным алгоритмом для операций удаления, вставки и поиска элементов. Трудоемкость операций зависит от величины, равной отношению размера дерева к диапазону возможных значений ключей (разброса верных значений), при уменьшении которой трудоемкость увеличивается. Данная коллекция склонна к вырождению в список и, в этом случае, трудоемкость операций резко возрастает.</text:span></text:p>
        <text:p text:style-name="Standard"/>
        <text:p text:style-name="P27"/>
        <text:p text:style-name="Standard"/>
        <text:p text:style-name="Heading_20_3">Листинг тестирования</text:p>
        <text:p text:style-name="P25"><text:span text:style-name="T5">#include</text:span><text:span text:style-name="T21"> &lt;iostream&gt;</text:span></text:p>
        <text:p text:style-name="P19"><text:span text:style-name="T22">#include</text:span><text:span text:style-name="T23"> &lt;cstdlib&gt;</text:span></text:p>
        <text:p text:style-name="P19"><text:span text:style-name="T22">#include</text:span><text:span text:style-name="T23"> "mylist.h"</text:span></text:p>
        <text:p text:style-name="P19"><text:span text:style-name="T22">using</text:span><text:span text:style-name="T23"> </text:span><text:span text:style-name="T22">namespace</text:span><text:span text:style-name="T23"> std;</text:span></text:p>
        <text:p text:style-name="P17"/>
        <text:p text:style-name="P19"><text:span text:style-name="T22">#define</text:span><text:span text:style-name="T23"> TAB "\t"</text:span></text:p>
        <text:p text:style-name="P17"/>
        <text:p text:style-name="P19"><text:span text:style-name="T23">List&lt;</text:span><text:span text:style-name="T22">int</text:span><text:span text:style-name="T23">&gt;* </text:span><text:span text:style-name="T22">make_list</text:span><text:span text:style-name="T23">(</text:span><text:span text:style-name="T22">int</text:span><text:span text:style-name="T23"> amount) {</text:span></text:p>
        <text:p text:style-name="P19"><text:span text:style-name="T23"><text:tab/>List&lt;</text:span><text:span text:style-name="T22">int</text:span><text:span text:style-name="T23">&gt; *l = </text:span><text:span text:style-name="T22">new</text:span><text:span text:style-name="T23"> List&lt;</text:span><text:span text:style-name="T22">int</text:span><text:span text:style-name="T23">&gt;(amount+1);</text:span></text:p>
        <text:p text:style-name="P19"><text:span text:style-name="T23"><text:tab/></text:span><text:span text:style-name="T22">for</text:span><text:span text:style-name="T23">(</text:span><text:span text:style-name="T22">int</text:span><text:span text:style-name="T23"> i = 0; i &lt; amount; i++){</text:span></text:p>
        <text:p text:style-name="P19"><text:span text:style-name="T23"><text:tab/><text:tab/>l-&gt;insert(</text:span><text:span text:style-name="T22">rand</text:span><text:span text:style-name="T23">());</text:span></text:p>
        <text:p text:style-name="P17"><text:tab/>}</text:p>
        <text:p text:style-name="P17"><text:tab/></text:p>
        <text:p text:style-name="P19"><text:span text:style-name="T23"><text:tab/></text:span><text:span text:style-name="T22">return</text:span><text:span text:style-name="T23"> l;</text:span></text:p>
        <text:p text:style-name="P17">}</text:p>
        <text:p text:style-name="P17"/>
        <text:p text:style-name="P19"><text:span text:style-name="T22">int</text:span><text:span text:style-name="T23"> </text:span><text:span text:style-name="T22">main</text:span><text:span text:style-name="T23">(</text:span><text:span text:style-name="T22">int</text:span><text:span text:style-name="T23"> argc, </text:span><text:span text:style-name="T22">char</text:span><text:span text:style-name="T23"> **argv){</text:span></text:p>
        <text:p text:style-name="P19"><text:span text:style-name="T23"><text:tab/>List&lt;</text:span><text:span text:style-name="T22">int</text:span><text:span text:style-name="T23">&gt; *l;</text:span></text:p>
        <text:p text:style-name="P17"><text:tab/></text:p>
        <text:p text:style-name="P19"><text:span text:style-name="T23"><text:tab/></text:span><text:span text:style-name="T22">int</text:span><text:span text:style-name="T23"> repeats;</text:span></text:p>
        <text:p text:style-name="P19"><text:span text:style-name="T23"><text:tab/></text:span><text:span text:style-name="T22">int</text:span><text:span text:style-name="T23"> num_search, num_insert, num_delete;</text:span></text:p>
        <text:p text:style-name="P19"><text:span text:style-name="T23"><text:tab/>cout &lt;&lt; "Amount" TAB "Search" TAB "Insert" TAB "Delete" &lt;&lt; </text:span><text:span text:style-name="T22">endl</text:span><text:span text:style-name="T23">; </text:span></text:p>
        <text:p text:style-name="P19"><text:span text:style-name="T23"><text:tab/></text:span><text:span text:style-name="T22">for</text:span><text:span text:style-name="T23"> (</text:span><text:span text:style-name="T22">int</text:span><text:span text:style-name="T23"> i = 100; i &lt;= 10000; i+=100) {</text:span></text:p>
        <text:p text:style-name="P17"><text:tab/><text:tab/></text:p>
        <text:p text:style-name="P17"><text:tab/><text:tab/>l = make_list(i);</text:p>
        <text:p text:style-name="P17"><text:tab/><text:tab/></text:p>
        <text:p text:style-name="P19"><text:span text:style-name="T23"><text:tab/><text:tab/>repeats = 100 + </text:span><text:span text:style-name="T22">rand</text:span><text:span text:style-name="T23">() % 100;</text:span></text:p>
        <text:p text:style-name="P17"><text:tab/><text:tab/>num_search = num_insert = num_delete = 0;</text:p>
        <text:p text:style-name="P17"><text:tab/><text:tab/></text:p>
        <text:p text:style-name="P19"><text:span text:style-name="T23"><text:tab/><text:tab/></text:span><text:span text:style-name="T22">for</text:span><text:span text:style-name="T23">(</text:span><text:span text:style-name="T22">int</text:span><text:span text:style-name="T23"> j=0; j &lt; repeats; j++) {</text:span></text:p>
        <text:p text:style-name="P19"><text:span text:style-name="T23"><text:tab/><text:tab/><text:tab/>l-&gt;has_value(</text:span><text:span text:style-name="T22">rand</text:span><text:span text:style-name="T23">());</text:span></text:p>
        <text:p text:style-name="P17"><text:tab/><text:tab/><text:tab/>num_search+= l-&gt;get_seek_num();</text:p>
        <text:p text:style-name="P17"><text:tab/><text:tab/><text:tab/></text:p>
        <text:p text:style-name="P19"><text:span text:style-name="T23"><text:tab/><text:tab/><text:tab/>l-&gt;insert(</text:span><text:span text:style-name="T22">rand</text:span><text:span text:style-name="T23">() % i, 0);</text:span></text:p>
        <text:p text:style-name="P17"><text:tab/><text:tab/><text:tab/>num_insert+= l-&gt;get_seek_num();</text:p>
        <text:p text:style-name="P17"><text:tab/><text:tab/><text:tab/></text:p>
        <text:p text:style-name="P19"><text:span text:style-name="T23"><text:tab/><text:tab/><text:tab/>l-&gt;delete_by_number(</text:span><text:span text:style-name="T22">rand</text:span><text:span text:style-name="T23">() % i);</text:span></text:p>
        <text:p text:style-name="P17"><text:tab/><text:tab/><text:tab/>num_delete+= l-&gt;get_seek_num();</text:p>
        <text:p text:style-name="P17"><text:tab/><text:tab/>}</text:p>
        <text:p text:style-name="P17"><text:tab/><text:tab/></text:p>
        <text:p text:style-name="P17"><text:tab/><text:tab/>num_search = num_search / repeats;</text:p>
        <text:p text:style-name="P17"><text:tab/><text:tab/>num_insert = num_insert / repeats;</text:p>
        <text:p text:style-name="P17"><text:tab/><text:tab/>num_delete = num_delete / repeats;</text:p>
        <text:p text:style-name="P17"><text:tab/><text:tab/></text:p>
        <text:p text:style-name="P19"><text:span text:style-name="T23"><text:tab/><text:tab/>cout &lt;&lt; i &lt;&lt; TAB &lt;&lt; num_search &lt;&lt; TAB &lt;&lt; num_insert &lt;&lt; TAB &lt;&lt; num_delete &lt;&lt; </text:span><text:span text:style-name="T22">endl</text:span><text:span text:style-name="T23">;</text:span></text:p>
        <text:p text:style-name="P17"><text:tab/>}</text:p>
        <text:p text:style-name="P17"><text:tab/></text:p>
        <text:p text:style-name="P19"><text:span text:style-name="T23"><text:tab/></text:span><text:span text:style-name="T22">return</text:span><text:span text:style-name="T23"> 0;</text:span></text:p>
        <text:p text:style-name="P17">}</text:p>
        <text:p text:style-name="P25"/>
        <text:p text:style-name="Heading_20_3">Листинг класса АТД «Список»</text:p>
        <text:p text:style-name="P25"><text:span text:style-name="T5">#ifndef</text:span><text:span text:style-name="T21"> MYLIST_H</text:span></text:p>
        <text:p text:style-name="P19"><text:span text:style-name="T22">#define</text:span><text:span text:style-name="T23"> MYLIST_H</text:span></text:p>
        <text:p text:style-name="P19"><text:span text:style-name="T22">#include</text:span><text:span text:style-name="T23"> &lt;string&gt;</text:span></text:p>
        <text:p text:style-name="P19"><text:span text:style-name="T22">#include</text:span><text:span text:style-name="T23"> &lt;sstream&gt;</text:span></text:p>
        <text:p text:style-name="P19"><text:span text:style-name="T22">#include</text:span><text:span text:style-name="T23"> &lt;cstddef&gt;</text:span></text:p>
        <text:p text:style-name="P17"><text:soft-page-break/></text:p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</text:span></text:p>
        <text:p text:style-name="P19"><text:span text:style-name="T22">class</text:span><text:span text:style-name="T23"> List {</text:span></text:p>
        <text:p text:style-name="P17"/>
        <text:p text:style-name="P17"><text:tab/>size_t current_size; // list elements count</text:p>
        <text:p text:style-name="P17"><text:tab/>size_t storage_size; // storage array size</text:p>
        <text:p text:style-name="P17"><text:tab/>size_t head_index;</text:p>
        <text:p text:style-name="P17"><text:tab/>size_t free_index;</text:p>
        <text:p text:style-name="P19"><text:span text:style-name="T23"><text:tab/></text:span><text:span text:style-name="T22">T</text:span><text:span text:style-name="T23"> *arr;</text:span></text:p>
        <text:p text:style-name="P17"><text:tab/>size_t *index_arr;</text:p>
        <text:p text:style-name="P17"/>
        <text:p text:style-name="P17"><text:tab/>size_t seek_num;</text:p>
        <text:p text:style-name="P17"/>
        <text:p text:style-name="P19"><text:span text:style-name="T23"><text:tab/></text:span><text:span text:style-name="T22">T</text:span><text:span text:style-name="T23">&amp; </text:span><text:span text:style-name="T22">_get_value_by_number</text:span><text:span text:style-name="T23">(size_t);</text:span></text:p>
        <text:p text:style-name="P19"><text:span text:style-name="T23"><text:tab/></text:span><text:span text:style-name="T22">void</text:span><text:span text:style-name="T23"> </text:span><text:span text:style-name="T22">_validate_index</text:span><text:span text:style-name="T23">(size_t n, </text:span><text:span text:style-name="T22">bool</text:span><text:span text:style-name="T23"> inclusive = </text:span><text:span text:style-name="T22">false</text:span><text:span text:style-name="T23">) {</text:span></text:p>
        <text:p text:style-name="P19"><text:span text:style-name="T23"><text:tab/><text:tab/></text:span><text:span text:style-name="T22">if</text:span><text:span text:style-name="T23"> (!inclusive) { // validate get for example</text:span></text:p>
        <text:p text:style-name="P19"><text:span text:style-name="T23"><text:tab/><text:tab/><text:tab/></text:span><text:span text:style-name="T22">if</text:span><text:span text:style-name="T23"> (n &gt;= get_size())</text:span></text:p>
        <text:p text:style-name="P19"><text:span text:style-name="T23"><text:tab/><text:tab/><text:tab/><text:tab/></text:span><text:span text:style-name="T22">throw</text:span><text:span text:style-name="T23"> "Индекс больше чем размер списка";</text:span></text:p>
        <text:p text:style-name="P19"><text:span text:style-name="T23"><text:tab/><text:tab/>} </text:span><text:span text:style-name="T22">else</text:span><text:span text:style-name="T23"> { // validate set operation for example</text:span></text:p>
        <text:p text:style-name="P19"><text:span text:style-name="T23"><text:tab/><text:tab/><text:tab/></text:span><text:span text:style-name="T22">if</text:span><text:span text:style-name="T23"> (n &gt; get_size())</text:span></text:p>
        <text:p text:style-name="P19"><text:span text:style-name="T23"><text:tab/><text:tab/><text:tab/><text:tab/></text:span><text:span text:style-name="T22">throw</text:span><text:span text:style-name="T23"> "Индекс больше чем размер списка";</text:span></text:p>
        <text:p text:style-name="P17"><text:tab/><text:tab/>}</text:p>
        <text:p text:style-name="P17"><text:tab/>};</text:p>
        <text:p text:style-name="P19"><text:span text:style-name="T23"><text:tab/></text:span><text:span text:style-name="T22">void</text:span><text:span text:style-name="T23"> </text:span><text:span text:style-name="T22">_have_more_one_place</text:span><text:span text:style-name="T23">() {</text:span></text:p>
        <text:p text:style-name="P19"><text:span text:style-name="T23"><text:tab/><text:tab/></text:span><text:span text:style-name="T22">if</text:span><text:span text:style-name="T23"> (current_size == storage_size) {</text:span></text:p>
        <text:p text:style-name="P19"><text:span text:style-name="T23"><text:tab/><text:tab/><text:tab/></text:span><text:span text:style-name="T22">throw</text:span><text:span text:style-name="T23"> "В массиве больше нет места, не могу вставить еще одно значение";</text:span></text:p>
        <text:p text:style-name="P17"><text:tab/><text:tab/>}</text:p>
        <text:p text:style-name="P17"/>
        <text:p text:style-name="P17"><text:tab/>};</text:p>
        <text:p text:style-name="P17"/>
        <text:p text:style-name="P19"><text:span text:style-name="T22">public</text:span><text:span text:style-name="T23">:</text:span></text:p>
        <text:p text:style-name="P19"><text:span text:style-name="T23"><text:tab/></text:span><text:span text:style-name="T22">List</text:span><text:span text:style-name="T23">(size_t); // конструктор</text:span></text:p>
        <text:p text:style-name="P19"><text:span text:style-name="T23"><text:tab/></text:span><text:span text:style-name="T22">~List</text:span><text:span text:style-name="T23">(); // деструктор</text:span></text:p>
        <text:p text:style-name="P19"><text:span text:style-name="T23"><text:tab/>size_t </text:span><text:span text:style-name="T22">get_size</text:span><text:span text:style-name="T23">(); // + опрос размера списка</text:span></text:p>
        <text:p text:style-name="P19"><text:span text:style-name="T23"><text:tab/></text:span><text:span text:style-name="T22">void</text:span><text:span text:style-name="T23"> </text:span><text:span text:style-name="T22">clean</text:span><text:span text:style-name="T23">(); // + очистка списка</text:span></text:p>
        <text:p text:style-name="P19"><text:span text:style-name="T23"><text:tab/></text:span><text:span text:style-name="T22">bool</text:span><text:span text:style-name="T23"> </text:span><text:span text:style-name="T22">is_empty</text:span><text:span text:style-name="T23">(); // + проверка списка на пустоту</text:span></text:p>
        <text:p text:style-name="P19"><text:span text:style-name="T23"><text:tab/></text:span><text:span text:style-name="T22">void</text:span><text:span text:style-name="T23"> </text:span><text:span text:style-name="T22">insert</text:span><text:span text:style-name="T23">(</text:span><text:span text:style-name="T22">const</text:span><text:span text:style-name="T23"> </text:span><text:span text:style-name="T22">T</text:span><text:span text:style-name="T23"> &amp;); // + включение нового значения</text:span></text:p>
        <text:p text:style-name="P19"><text:span text:style-name="T23"><text:tab/>size_t </text:span><text:span text:style-name="T22">get_storage_size</text:span><text:span text:style-name="T23">(); // максимальный размер списка</text:span></text:p>
        <text:p text:style-name="P19"><text:span text:style-name="T23"><text:tab/></text:span><text:span text:style-name="T22">T</text:span><text:span text:style-name="T23"> </text:span><text:span text:style-name="T22">get_value_by_number</text:span><text:span text:style-name="T23">(size_t n){</text:span></text:p>
        <text:p text:style-name="P19"><text:span text:style-name="T23"><text:tab/><text:tab/></text:span><text:span text:style-name="T22">return</text:span><text:span text:style-name="T23"> _get_value_by_number(n);</text:span></text:p>
        <text:p text:style-name="P17"><text:tab/>} // + получение значения с заданным номером в списке</text:p>
        <text:p text:style-name="P19"><text:span text:style-name="T23"><text:tab/></text:span><text:span text:style-name="T22">T</text:span><text:span text:style-name="T23"> </text:span><text:span text:style-name="T22">operator[]</text:span><text:span text:style-name="T23">(size_t i) {</text:span></text:p>
        <text:p text:style-name="P19"><text:span text:style-name="T23"><text:tab/><text:tab/></text:span><text:span text:style-name="T22">return</text:span><text:span text:style-name="T23"> </text:span><text:span text:style-name="T22">this</text:span><text:span text:style-name="T23">-&gt;get_value_by_number(i);</text:span></text:p>
        <text:p text:style-name="P17"><text:tab/>}</text:p>
        <text:p text:style-name="P19"><text:span text:style-name="T23"><text:tab/></text:span><text:span text:style-name="T22">bool</text:span><text:span text:style-name="T23"> </text:span><text:span text:style-name="T22">has_value</text:span><text:span text:style-name="T23">(</text:span><text:span text:style-name="T22">const</text:span><text:span text:style-name="T23"> </text:span><text:span text:style-name="T22">T</text:span><text:span text:style-name="T23">&amp; v, size_t *p = NULL); // + опрос наличия заданного значения</text:span></text:p>
        <text:p text:style-name="P19"><text:span text:style-name="T23"><text:tab/></text:span><text:span text:style-name="T22">void</text:span><text:span text:style-name="T23"> </text:span><text:span text:style-name="T22">change_value_by_number</text:span><text:span text:style-name="T23">(</text:span><text:span text:style-name="T22">const</text:span><text:span text:style-name="T23"> size_t n, </text:span><text:span text:style-name="T22">const</text:span><text:span text:style-name="T23"> </text:span><text:span text:style-name="T22">T</text:span><text:span text:style-name="T23">&amp; v){ // + изменение значения с заданным номером в списке</text:span></text:p>
        <text:p text:style-name="P17"><text:tab/><text:tab/>_get_value_by_number(n) = v;</text:p>
        <text:p text:style-name="P17"><text:tab/>}</text:p>
        <text:p text:style-name="P17"/>
        <text:p text:style-name="P19"><text:span text:style-name="T23"><text:tab/>size_t </text:span><text:span text:style-name="T22">get_value_position</text:span><text:span text:style-name="T23">(</text:span><text:span text:style-name="T22">const</text:span><text:span text:style-name="T23"> </text:span><text:span text:style-name="T22">T</text:span><text:span text:style-name="T23">&amp; v){ // + получение позиции в списке с заданным значением</text:span></text:p>
        <text:p text:style-name="P17"><text:tab/><text:tab/>size_t p;</text:p>
        <text:p text:style-name="P19"><text:span text:style-name="T23"><text:tab/><text:tab/></text:span><text:span text:style-name="T22">bool</text:span><text:span text:style-name="T23"> hv = has_value(v, &amp;p);</text:span></text:p>
        <text:p text:style-name="P17"/>
        <text:p text:style-name="P19"><text:span text:style-name="T23"><text:tab/><text:tab/></text:span><text:span text:style-name="T22">if</text:span><text:span text:style-name="T23"> (hv)</text:span></text:p>
        <text:p text:style-name="P19"><text:span text:style-name="T23"><text:tab/><text:tab/><text:tab/></text:span><text:span text:style-name="T22">return</text:span><text:span text:style-name="T23"> p;</text:span></text:p>
        <text:p text:style-name="P19"><text:span text:style-name="T23"><text:tab/><text:tab/></text:span><text:span text:style-name="T22">else</text:span></text:p>
        <text:p text:style-name="P19"><text:span text:style-name="T23"><text:tab/><text:tab/><text:tab/></text:span><text:span text:style-name="T22">throw</text:span><text:span text:style-name="T23"> "Нет такого значения";</text:span></text:p>
        <text:p text:style-name="P17"><text:tab/>}</text:p>
        <text:p text:style-name="P17"/>
        <text:p text:style-name="P19"><text:soft-page-break/><text:span text:style-name="T23"><text:tab/></text:span><text:span text:style-name="T22">void</text:span><text:span text:style-name="T23"> </text:span><text:span text:style-name="T22">insert</text:span><text:span text:style-name="T23">(size_t, </text:span><text:span text:style-name="T22">const</text:span><text:span text:style-name="T23"> </text:span><text:span text:style-name="T22">T</text:span><text:span text:style-name="T23">&amp;); // + включение нового значения в позицию с заданным номером</text:span></text:p>
        <text:p text:style-name="P19"><text:span text:style-name="T23"><text:tab/></text:span><text:span text:style-name="T22">void</text:span><text:span text:style-name="T23"> </text:span><text:span text:style-name="T22">delete_by_value</text:span><text:span text:style-name="T23">(</text:span><text:span text:style-name="T22">const</text:span><text:span text:style-name="T23"> </text:span><text:span text:style-name="T22">T</text:span><text:span text:style-name="T23">&amp;); // + удаление заданного значения из списка</text:span></text:p>
        <text:p text:style-name="P19"><text:span text:style-name="T23"><text:tab/>std::string </text:span><text:span text:style-name="T22">to_string</text:span><text:span text:style-name="T23">();</text:span></text:p>
        <text:p text:style-name="P19"><text:span text:style-name="T23"><text:tab/></text:span><text:span text:style-name="T22">void</text:span><text:span text:style-name="T23"> </text:span><text:span text:style-name="T22">delete_by_number</text:span><text:span text:style-name="T23">(size_t); // + <text:s/>удаление значения из позиции с заданным номером</text:span></text:p>
        <text:p text:style-name="P19"><text:span text:style-name="T23"><text:tab/>size_t </text:span><text:span text:style-name="T22">get_seek_num</text:span><text:span text:style-name="T23">() { </text:span><text:span text:style-name="T22">return</text:span><text:span text:style-name="T23"> seek_num; }</text:span></text:p>
        <text:p text:style-name="P17"/>
        <text:p text:style-name="P19"><text:span text:style-name="T23"><text:tab/></text:span><text:span text:style-name="T22">class</text:span><text:span text:style-name="T23"> Iterator {</text:span></text:p>
        <text:p text:style-name="P19"><text:span text:style-name="T23"><text:tab/><text:tab/>List&lt;</text:span><text:span text:style-name="T22">T</text:span><text:span text:style-name="T23">&gt; *l;</text:span></text:p>
        <text:p text:style-name="P17"><text:tab/><text:tab/>size_t current_index;</text:p>
        <text:p text:style-name="P17"><text:tab/><text:tab/>size_t position_counter;</text:p>
        <text:p text:style-name="P19"><text:span text:style-name="T23"><text:tab/></text:span><text:span text:style-name="T22">public</text:span><text:span text:style-name="T23">:</text:span></text:p>
        <text:p text:style-name="P19"><text:span text:style-name="T23"><text:tab/><text:tab/></text:span><text:span text:style-name="T22">Iterator</text:span><text:span text:style-name="T23">(List&lt;</text:span><text:span text:style-name="T22">T</text:span><text:span text:style-name="T23">&gt; *);</text:span></text:p>
        <text:p text:style-name="P19"><text:span text:style-name="T23"><text:tab/><text:tab/></text:span><text:span text:style-name="T22">void</text:span><text:span text:style-name="T23"> </text:span><text:span text:style-name="T22">begin</text:span><text:span text:style-name="T23">(); // + установка итератора на первый элемент списка</text:span></text:p>
        <text:p text:style-name="P19"><text:span text:style-name="T23"><text:tab/><text:tab/></text:span><text:span text:style-name="T22">void</text:span><text:span text:style-name="T23"> </text:span><text:span text:style-name="T22">next</text:span><text:span text:style-name="T23">(); // + переход к следующему значению в списке</text:span></text:p>
        <text:p text:style-name="P19"><text:span text:style-name="T23"><text:tab/><text:tab/></text:span><text:span text:style-name="T22">T</text:span><text:span text:style-name="T23">&amp; </text:span><text:span text:style-name="T22">get_current_value</text:span><text:span text:style-name="T23">(); // доступ к данным текущего элемента</text:span></text:p>
        <text:p text:style-name="P19"><text:span text:style-name="T23"><text:tab/><text:tab/></text:span><text:span text:style-name="T22">T</text:span><text:span text:style-name="T23">&amp; </text:span><text:span text:style-name="T22">operator*</text:span><text:span text:style-name="T23">(); // + доступ к данным текущего элемента</text:span></text:p>
        <text:p text:style-name="P19"><text:span text:style-name="T23"><text:tab/><text:tab/></text:span><text:span text:style-name="T22">bool</text:span><text:span text:style-name="T23"> </text:span><text:span text:style-name="T22">in_begin</text:span><text:span text:style-name="T23">(); // итератор в начале</text:span></text:p>
        <text:p text:style-name="P19"><text:span text:style-name="T23"><text:tab/><text:tab/></text:span><text:span text:style-name="T22">bool</text:span><text:span text:style-name="T23"> </text:span><text:span text:style-name="T22">in_end</text:span><text:span text:style-name="T23">();</text:span></text:p>
        <text:p text:style-name="P19"><text:span text:style-name="T23"><text:tab/><text:tab/></text:span><text:span text:style-name="T22">bool</text:span><text:span text:style-name="T23"> </text:span><text:span text:style-name="T22">in_boundary</text:span><text:span text:style-name="T23">(); // + проверка состояния итератора</text:span></text:p>
        <text:p text:style-name="P19"><text:span text:style-name="T23"><text:tab/><text:tab/>size_t </text:span><text:span text:style-name="T22">get_current_position</text:span><text:span text:style-name="T23">() {</text:span></text:p>
        <text:p text:style-name="P19"><text:span text:style-name="T23"><text:tab/><text:tab/><text:tab/></text:span><text:span text:style-name="T22">return</text:span><text:span text:style-name="T23"> position_counter;</text:span></text:p>
        <text:p text:style-name="P17"><text:tab/><text:tab/>}</text:p>
        <text:p text:style-name="P19"><text:span text:style-name="T23"><text:tab/><text:tab/>size_t </text:span><text:span text:style-name="T22">get_current_index</text:span><text:span text:style-name="T23">() {</text:span></text:p>
        <text:p text:style-name="P19"><text:span text:style-name="T23"><text:tab/><text:tab/><text:tab/></text:span><text:span text:style-name="T22">return</text:span><text:span text:style-name="T23"> current_index;</text:span></text:p>
        <text:p text:style-name="P17"><text:tab/><text:tab/>}</text:p>
        <text:p text:style-name="P17"><text:tab/>};</text:p>
        <text:p text:style-name="P19"><text:span text:style-name="T23"><text:tab/></text:span><text:span text:style-name="T22">friend</text:span><text:span text:style-name="T23"> </text:span><text:span text:style-name="T22">class</text:span><text:span text:style-name="T23"> Iterator;</text:span></text:p>
        <text:p text:style-name="P17">};</text:p>
        <text:p text:style-name="P17"/>
        <text:p text:style-name="P17">// Определение методов класса Iterator</text:p>
        <text:p text:style-name="P19"><text:span text:style-name="T24">template</text:span><text:span text:style-name="T25"> &lt;</text:span><text:span text:style-name="T24">typename</text:span><text:span text:style-name="T25"> </text:span><text:span text:style-name="T24">T</text:span><text:span text:style-name="T25">&gt; </text:span><text:span text:style-name="T24">List&lt;T&gt;::Iterator::Iterator</text:span><text:span text:style-name="T25">(List&lt;</text:span><text:span text:style-name="T24">T</text:span><text:span text:style-name="T25">&gt; *ptr) : l(ptr){</text:span></text:p>
        <text:p text:style-name="P19"><text:span text:style-name="T23"><text:tab/></text:span><text:span text:style-name="T22">this</text:span><text:span text:style-name="T23">-&gt;begin()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Iterator::begin</text:span><text:span text:style-name="T23">(){</text:span></text:p>
        <text:p text:style-name="P17"><text:tab/>current_index = l-&gt;head_index;</text:p>
        <text:p text:style-name="P17"><text:tab/>position_counter = 0;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Iterator::next</text:span><text:span text:style-name="T23">(){</text:span></text:p>
        <text:p text:style-name="P17"><text:tab/>position_counter++;</text:p>
        <text:p text:style-name="P19"><text:span text:style-name="T23"><text:tab/></text:span><text:span text:style-name="T22">if</text:span><text:span text:style-name="T23"> (in_boundary()) {</text:span></text:p>
        <text:p text:style-name="P17"><text:tab/><text:tab/>current_index = l-&gt;index_arr[current_index];</text:p>
        <text:p text:style-name="P19"><text:span text:style-name="T23"><text:tab/>} </text:span><text:span text:style-name="T22">else</text:span><text:span text:style-name="T23"> {</text:span></text:p>
        <text:p text:style-name="P17"><text:tab/><text:tab/>current_index = l-&gt;current_size - 1;</text:p>
        <text:p text:style-name="P19"><text:span text:style-name="T23"><text:tab/><text:tab/></text:span><text:span text:style-name="T22">return</text:span><text:span text:style-name="T23">;</text:span></text:p>
        <text:p text:style-name="P17"><text:tab/>}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T</text:span><text:span text:style-name="T23">&amp; </text:span><text:span text:style-name="T22">List&lt;T&gt;::Iterator::get_current_value</text:span><text:span text:style-name="T23">(){</text:span></text:p>
        <text:p text:style-name="P19"><text:span text:style-name="T23"><text:tab/></text:span><text:span text:style-name="T22">if</text:span><text:span text:style-name="T23"> (l-&gt;is_empty())</text:span></text:p>
        <text:p text:style-name="P19"><text:span text:style-name="T23"><text:tab/><text:tab/></text:span><text:span text:style-name="T22">throw</text:span><text:span text:style-name="T23"> "Список пуст";</text:span></text:p>
        <text:p text:style-name="P19"><text:span text:style-name="T23"><text:tab/></text:span><text:span text:style-name="T22">return</text:span><text:span text:style-name="T23"> l-&gt;arr[current_index]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T</text:span><text:span text:style-name="T23">&amp; </text:span><text:span text:style-name="T22">List&lt;T&gt;::Iterator::operator*</text:span><text:span text:style-name="T23">(){</text:span></text:p>
        <text:p text:style-name="P19"><text:span text:style-name="T23"><text:tab/></text:span><text:span text:style-name="T22">return</text:span><text:span text:style-name="T23"> get_current_value()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bool</text:span><text:span text:style-name="T23"> </text:span><text:span text:style-name="T22">List&lt;T&gt;::Iterator::in_begin</text:span><text:span text:style-name="T23">(){</text:span></text:p>
        <text:p text:style-name="P19"><text:span text:style-name="T23"><text:tab/></text:span><text:span text:style-name="T22">if</text:span><text:span text:style-name="T23"> (current_index == l-&gt;head_index)</text:span></text:p>
        <text:p text:style-name="P19"><text:soft-page-break/><text:span text:style-name="T23"><text:tab/><text:tab/></text:span><text:span text:style-name="T22">return</text:span><text:span text:style-name="T23"> </text:span><text:span text:style-name="T22">true</text:span><text:span text:style-name="T23">;</text:span></text:p>
        <text:p text:style-name="P19"><text:span text:style-name="T23"><text:tab/></text:span><text:span text:style-name="T22">else</text:span></text:p>
        <text:p text:style-name="P19"><text:span text:style-name="T23"><text:tab/><text:tab/></text:span><text:span text:style-name="T22">return</text:span><text:span text:style-name="T23"> </text:span><text:span text:style-name="T22">false</text:span><text:span text:style-name="T23">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bool</text:span><text:span text:style-name="T23"> </text:span><text:span text:style-name="T22">List&lt;T&gt;::Iterator::in_end</text:span><text:span text:style-name="T23">(){</text:span></text:p>
        <text:p text:style-name="P19"><text:span text:style-name="T23"><text:tab/></text:span><text:span text:style-name="T22">if</text:span><text:span text:style-name="T23"> ((l-&gt;get_size() - 1) == </text:span><text:span text:style-name="T22">this</text:span><text:span text:style-name="T23">-&gt;position_counter)</text:span></text:p>
        <text:p text:style-name="P19"><text:span text:style-name="T23"><text:tab/><text:tab/></text:span><text:span text:style-name="T22">return</text:span><text:span text:style-name="T23"> </text:span><text:span text:style-name="T22">true</text:span><text:span text:style-name="T23">;</text:span></text:p>
        <text:p text:style-name="P19"><text:span text:style-name="T23"><text:tab/></text:span><text:span text:style-name="T22">else</text:span></text:p>
        <text:p text:style-name="P19"><text:span text:style-name="T23"><text:tab/><text:tab/></text:span><text:span text:style-name="T22">return</text:span><text:span text:style-name="T23"> </text:span><text:span text:style-name="T22">false</text:span><text:span text:style-name="T23">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bool</text:span><text:span text:style-name="T23"> </text:span><text:span text:style-name="T22">List&lt;T&gt;::Iterator::in_boundary</text:span><text:span text:style-name="T23">(){</text:span></text:p>
        <text:p text:style-name="P19"><text:span text:style-name="T23"><text:tab/></text:span><text:span text:style-name="T22">if</text:span><text:span text:style-name="T23"> (position_counter &lt; l-&gt;current_size)</text:span></text:p>
        <text:p text:style-name="P19"><text:span text:style-name="T23"><text:tab/><text:tab/></text:span><text:span text:style-name="T22">return</text:span><text:span text:style-name="T23"> </text:span><text:span text:style-name="T22">true</text:span><text:span text:style-name="T23">;</text:span></text:p>
        <text:p text:style-name="P19"><text:span text:style-name="T23"><text:tab/></text:span><text:span text:style-name="T22">else</text:span></text:p>
        <text:p text:style-name="P19"><text:span text:style-name="T23"><text:tab/><text:tab/></text:span><text:span text:style-name="T22">return</text:span><text:span text:style-name="T23"> </text:span><text:span text:style-name="T22">false</text:span><text:span text:style-name="T23">;</text:span></text:p>
        <text:p text:style-name="P17">}</text:p>
        <text:p text:style-name="P17"/>
        <text:p text:style-name="P17">// Определение методов класса List</text:p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List&lt;T&gt;::List</text:span><text:span text:style-name="T23">(size_t init_size) {</text:span></text:p>
        <text:p text:style-name="P17"><text:tab/>storage_size = init_size;</text:p>
        <text:p text:style-name="P19"><text:span text:style-name="T23"><text:tab/>arr = </text:span><text:span text:style-name="T22">new</text:span><text:span text:style-name="T23"> </text:span><text:span text:style-name="T22">T</text:span><text:span text:style-name="T23">[storage_size];</text:span></text:p>
        <text:p text:style-name="P19"><text:span text:style-name="T23"><text:tab/>index_arr = </text:span><text:span text:style-name="T22">new</text:span><text:span text:style-name="T23"> size_t[storage_size];</text:span></text:p>
        <text:p text:style-name="P17"/>
        <text:p text:style-name="P17"><text:tab/>clean();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List&lt;T&gt;::~List</text:span><text:span text:style-name="T23">() {</text:span></text:p>
        <text:p text:style-name="P19"><text:span text:style-name="T23"><text:tab/></text:span><text:span text:style-name="T22">delete</text:span><text:span text:style-name="T23"> [] arr;</text:span></text:p>
        <text:p text:style-name="P19"><text:span text:style-name="T23"><text:tab/></text:span><text:span text:style-name="T22">delete</text:span><text:span text:style-name="T23"> [] index_arr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size_t </text:span><text:span text:style-name="T22">List&lt;T&gt;::get_size</text:span><text:span text:style-name="T23">() {</text:span></text:p>
        <text:p text:style-name="P19"><text:span text:style-name="T23"><text:tab/></text:span><text:span text:style-name="T22">return</text:span><text:span text:style-name="T23"> </text:span><text:span text:style-name="T22">this</text:span><text:span text:style-name="T23">-&gt;current_size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clean</text:span><text:span text:style-name="T23">(){</text:span></text:p>
        <text:p text:style-name="P17"><text:tab/>free_index = 0;</text:p>
        <text:p text:style-name="P17"><text:tab/>seek_num = 0;</text:p>
        <text:p text:style-name="P17"/>
        <text:p text:style-name="P17"><text:tab/>/* Размечаем индексы свободных элементов */</text:p>
        <text:p text:style-name="P19"><text:span text:style-name="T23"><text:tab/></text:span><text:span text:style-name="T22">for</text:span><text:span text:style-name="T23">(size_t i = 0; i &lt; storage_size - 1; i++) {</text:span></text:p>
        <text:p text:style-name="P17"><text:tab/><text:tab/>index_arr[i] = i + 1;</text:p>
        <text:p text:style-name="P17"><text:tab/><text:tab/>seek_num++;</text:p>
        <text:p text:style-name="P17"><text:tab/>}</text:p>
        <text:p text:style-name="P17"/>
        <text:p text:style-name="P17"><text:tab/>current_size = 0;</text:p>
        <text:p text:style-name="P17"><text:tab/>head_index = 0;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bool</text:span><text:span text:style-name="T23"> </text:span><text:span text:style-name="T22">List&lt;T&gt;::is_empty</text:span><text:span text:style-name="T23">(){</text:span></text:p>
        <text:p text:style-name="P19"><text:span text:style-name="T23"><text:tab/></text:span><text:span text:style-name="T22">return</text:span><text:span text:style-name="T23"> </text:span><text:span text:style-name="T22">this</text:span><text:span text:style-name="T23">-&gt;current_size == 0 ? </text:span><text:span text:style-name="T22">true</text:span><text:span text:style-name="T23"> : </text:span><text:span text:style-name="T22">false</text:span><text:span text:style-name="T23">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insert</text:span><text:span text:style-name="T23">(</text:span><text:span text:style-name="T22">const</text:span><text:span text:style-name="T23"> </text:span><text:span text:style-name="T22">T</text:span><text:span text:style-name="T23"> &amp;v){</text:span></text:p>
        <text:p text:style-name="P17"/>
        <text:p text:style-name="P17"><text:tab/>_have_more_one_place();</text:p>
        <text:p text:style-name="P17"><text:tab/>seek_num = 0;</text:p>
        <text:p text:style-name="P17"/>
        <text:p text:style-name="P17"><text:tab/>size_t next_free_index = index_arr[free_index];</text:p>
        <text:p text:style-name="P17"/>
        <text:p text:style-name="P19"><text:span text:style-name="T23"><text:tab/></text:span><text:span text:style-name="T22">if</text:span><text:span text:style-name="T23"> (is_empty()) {</text:span></text:p>
        <text:p text:style-name="P17"><text:tab/><text:tab/>head_index = 0;</text:p>
        <text:p text:style-name="P19"><text:soft-page-break/><text:span text:style-name="T23"><text:tab/>} </text:span><text:span text:style-name="T22">else</text:span><text:span text:style-name="T23"> {</text:span></text:p>
        <text:p text:style-name="P17"/>
        <text:p text:style-name="P19"><text:span text:style-name="T23"><text:tab/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9"><text:span text:style-name="T23"><text:tab/><text:tab/></text:span><text:span text:style-name="T22">for</text:span><text:span text:style-name="T23">(i.begin(); !i.in_end(); i.next(), seek_num++);</text:span></text:p>
        <text:p text:style-name="P17"/>
        <text:p text:style-name="P17"><text:tab/><text:tab/>index_arr[i.get_current_index()] = free_index;</text:p>
        <text:p text:style-name="P17"><text:tab/>}</text:p>
        <text:p text:style-name="P17"/>
        <text:p text:style-name="P17"><text:tab/>arr[free_index] = v;</text:p>
        <text:p text:style-name="P17"><text:tab/>current_size++;</text:p>
        <text:p text:style-name="P17"/>
        <text:p text:style-name="P17"><text:tab/>free_index = next_free_index;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size_t </text:span><text:span text:style-name="T22">List&lt;T&gt;::get_storage_size</text:span><text:span text:style-name="T23">(){</text:span></text:p>
        <text:p text:style-name="P19"><text:span text:style-name="T23"><text:tab/></text:span><text:span text:style-name="T22">return</text:span><text:span text:style-name="T23"> storage_size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T</text:span><text:span text:style-name="T23">&amp; </text:span><text:span text:style-name="T22">List&lt;T&gt;::_get_value_by_number</text:span><text:span text:style-name="T23">(size_t n){</text:span></text:p>
        <text:p text:style-name="P17"/>
        <text:p text:style-name="P17"><text:tab/>_validate_index(n);</text:p>
        <text:p text:style-name="P17"><text:tab/>seek_num = 0;</text:p>
        <text:p text:style-name="P17"/>
        <text:p text:style-name="P19"><text:span text:style-name="T23"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9"><text:span text:style-name="T23"><text:tab/></text:span><text:span text:style-name="T22">for</text:span><text:span text:style-name="T23">(i.begin(); i.get_current_position() &lt; n; i.next(), seek_num++);</text:span></text:p>
        <text:p text:style-name="P17"/>
        <text:p text:style-name="P19"><text:span text:style-name="T23"><text:tab/></text:span><text:span text:style-name="T22">return</text:span><text:span text:style-name="T23"> *i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bool</text:span><text:span text:style-name="T23"> </text:span><text:span text:style-name="T22">List&lt;T&gt;::has_value</text:span><text:span text:style-name="T23">(</text:span><text:span text:style-name="T22">const</text:span><text:span text:style-name="T23"> </text:span><text:span text:style-name="T22">T</text:span><text:span text:style-name="T23">&amp; v, size_t *p){ // by default p = NULL</text:span></text:p>
        <text:p text:style-name="P19"><text:span text:style-name="T23"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7"/>
        <text:p text:style-name="P17"><text:tab/>seek_num = 0;</text:p>
        <text:p text:style-name="P17"/>
        <text:p text:style-name="P19"><text:span text:style-name="T23"><text:tab/></text:span><text:span text:style-name="T22">for</text:span><text:span text:style-name="T23">(i.begin(); i.in_boundary(); i.next(), seek_num++)</text:span></text:p>
        <text:p text:style-name="P19"><text:span text:style-name="T23"><text:tab/><text:tab/></text:span><text:span text:style-name="T22">if</text:span><text:span text:style-name="T23"> (*i == v) {</text:span></text:p>
        <text:p text:style-name="P19"><text:span text:style-name="T23"><text:tab/><text:tab/><text:tab/></text:span><text:span text:style-name="T22">if</text:span><text:span text:style-name="T23">(p != NULL) {</text:span></text:p>
        <text:p text:style-name="P17"><text:tab/><text:tab/><text:tab/><text:tab/>*p = i.get_current_position();</text:p>
        <text:p text:style-name="P17"><text:tab/><text:tab/><text:tab/>}</text:p>
        <text:p text:style-name="P19"><text:span text:style-name="T23"><text:tab/><text:tab/><text:tab/></text:span><text:span text:style-name="T22">return</text:span><text:span text:style-name="T23"> </text:span><text:span text:style-name="T22">true</text:span><text:span text:style-name="T23">;</text:span></text:p>
        <text:p text:style-name="P17"><text:tab/><text:tab/>}</text:p>
        <text:p text:style-name="P17"/>
        <text:p text:style-name="P19"><text:span text:style-name="T23"><text:tab/></text:span><text:span text:style-name="T22">return</text:span><text:span text:style-name="T23"> </text:span><text:span text:style-name="T22">false</text:span><text:span text:style-name="T23">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insert</text:span><text:span text:style-name="T23">(size_t p, </text:span><text:span text:style-name="T22">const</text:span><text:span text:style-name="T23"> </text:span><text:span text:style-name="T22">T</text:span><text:span text:style-name="T23">&amp; v) {</text:span></text:p>
        <text:p text:style-name="P17"/>
        <text:p text:style-name="P17"><text:tab/>_have_more_one_place(); // имеет еще одно место в хранилище для добавления элемента?</text:p>
        <text:p text:style-name="P19"><text:span text:style-name="T23"><text:tab/>_validate_index(p, </text:span><text:span text:style-name="T22">true</text:span><text:span text:style-name="T23">); // индекс нормальный?</text:span></text:p>
        <text:p text:style-name="P17"/>
        <text:p text:style-name="P17"><text:tab/>seek_num = 0;</text:p>
        <text:p text:style-name="P17"/>
        <text:p text:style-name="P19"><text:span text:style-name="T23"><text:tab/></text:span><text:span text:style-name="T22">if</text:span><text:span text:style-name="T23">(p == 0) { // insert to begin</text:span></text:p>
        <text:p text:style-name="P17"><text:tab/><text:tab/>size_t current_insert_index = free_index;</text:p>
        <text:p text:style-name="P17"><text:tab/><text:tab/>free_index = index_arr[free_index];</text:p>
        <text:p text:style-name="P17"><text:tab/><text:tab/>arr[current_insert_index] = v;</text:p>
        <text:p text:style-name="P17"><text:tab/><text:tab/>index_arr[current_insert_index] = head_index;</text:p>
        <text:p text:style-name="P17"><text:tab/><text:tab/>head_index = current_insert_index;</text:p>
        <text:p text:style-name="P17"/>
        <text:p text:style-name="P17"><text:tab/><text:tab/>current_size++;</text:p>
        <text:p text:style-name="P19"><text:span text:style-name="T23"><text:tab/><text:tab/></text:span><text:span text:style-name="T22">return</text:span><text:span text:style-name="T23">;</text:span></text:p>
        <text:p text:style-name="P19"><text:span text:style-name="T23"><text:tab/>} </text:span><text:span text:style-name="T22">else</text:span><text:span text:style-name="T23"> {</text:span></text:p>
        <text:p text:style-name="P19"><text:soft-page-break/><text:span text:style-name="T23"><text:tab/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9"><text:span text:style-name="T23"><text:tab/><text:tab/></text:span><text:span text:style-name="T22">for</text:span><text:span text:style-name="T23">(i.begin(); i.get_current_position() &lt; (p - 1); i.next(), seek_num++);</text:span></text:p>
        <text:p text:style-name="P17"/>
        <text:p text:style-name="P17"><text:tab/><text:tab/>size_t current_insert_index = free_index;</text:p>
        <text:p text:style-name="P17"><text:tab/><text:tab/>free_index = index_arr[free_index];</text:p>
        <text:p text:style-name="P17"><text:tab/><text:tab/>arr[current_insert_index] = v;</text:p>
        <text:p text:style-name="P17"/>
        <text:p text:style-name="P17"><text:tab/><text:tab/>size_t old_next_index = index_arr[i.get_current_index()];</text:p>
        <text:p text:style-name="P17"><text:tab/><text:tab/>index_arr[i.get_current_index()] = current_insert_index;</text:p>
        <text:p text:style-name="P17"><text:tab/><text:tab/>index_arr[current_insert_index] = old_next_index;</text:p>
        <text:p text:style-name="P17"><text:tab/><text:tab/>current_size++;</text:p>
        <text:p text:style-name="P17"/>
        <text:p text:style-name="P19"><text:span text:style-name="T23"><text:tab/><text:tab/></text:span><text:span text:style-name="T22">return</text:span><text:span text:style-name="T23">;</text:span></text:p>
        <text:p text:style-name="P17"><text:tab/>}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std::string </text:span><text:span text:style-name="T22">List&lt;T&gt;::to_string</text:span><text:span text:style-name="T23">() {</text:span></text:p>
        <text:p text:style-name="P17"><text:tab/>std::stringstream ss;</text:p>
        <text:p text:style-name="P17"/>
        <text:p text:style-name="P17"><text:tab/>seek_num = 0;</text:p>
        <text:p text:style-name="P17"/>
        <text:p text:style-name="P19"><text:span text:style-name="T23"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7"/>
        <text:p text:style-name="P19"><text:span text:style-name="T23"><text:tab/></text:span><text:span text:style-name="T22">for</text:span><text:span text:style-name="T23">(i.begin(); i.in_boundary(); i.next(), seek_num++) {</text:span></text:p>
        <text:p text:style-name="P19"><text:span text:style-name="T23"><text:tab/><text:tab/></text:span><text:span text:style-name="T22">if</text:span><text:span text:style-name="T23"> (i.in_end())</text:span></text:p>
        <text:p text:style-name="P17"><text:tab/><text:tab/><text:tab/>ss &lt;&lt; *i;</text:p>
        <text:p text:style-name="P19"><text:span text:style-name="T23"><text:tab/><text:tab/></text:span><text:span text:style-name="T22">else</text:span></text:p>
        <text:p text:style-name="P17"><text:tab/><text:tab/><text:tab/>ss &lt;&lt; *i &lt;&lt; " ";</text:p>
        <text:p text:style-name="P17"><text:tab/>}</text:p>
        <text:p text:style-name="P17"/>
        <text:p text:style-name="P19"><text:span text:style-name="T23"><text:tab/></text:span><text:span text:style-name="T22">return</text:span><text:span text:style-name="T23"> ss.str();</text:span></text:p>
        <text:p text:style-name="P17">}</text:p>
        <text:p text:style-name="P17"/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delete_by_value</text:span><text:span text:style-name="T23">(</text:span><text:span text:style-name="T22">const</text:span><text:span text:style-name="T23"> </text:span><text:span text:style-name="T22">T</text:span><text:span text:style-name="T23">&amp; v) {</text:span></text:p>
        <text:p text:style-name="P19"><text:span text:style-name="T23"><text:tab/></text:span><text:span text:style-name="T22">if</text:span><text:span text:style-name="T23"> (get_size() == 0)</text:span></text:p>
        <text:p text:style-name="P19"><text:span text:style-name="T23"><text:tab/><text:tab/></text:span><text:span text:style-name="T22">return</text:span><text:span text:style-name="T23">;</text:span></text:p>
        <text:p text:style-name="P17"/>
        <text:p text:style-name="P19"><text:span text:style-name="T23"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7"/>
        <text:p text:style-name="P17"><text:tab/>size_t previous_value_index;</text:p>
        <text:p text:style-name="P17"/>
        <text:p text:style-name="P17"><text:tab/>seek_num = 0;</text:p>
        <text:p text:style-name="P17"/>
        <text:p text:style-name="P19"><text:span text:style-name="T23"><text:tab/></text:span><text:span text:style-name="T22">for</text:span><text:span text:style-name="T23"> (i.begin(); i.in_boundary(); i.next(), seek_num++) {</text:span></text:p>
        <text:p text:style-name="P17"/>
        <text:p text:style-name="P19"><text:span text:style-name="T23"><text:tab/><text:tab/></text:span><text:span text:style-name="T22">if</text:span><text:span text:style-name="T23">(*i == v){</text:span></text:p>
        <text:p text:style-name="P17"/>
        <text:p text:style-name="P19"><text:span text:style-name="T23"><text:tab/><text:tab/><text:tab/></text:span><text:span text:style-name="T22">if</text:span><text:span text:style-name="T23"> (i.in_begin()) {</text:span></text:p>
        <text:p text:style-name="P17"><text:tab/><text:tab/><text:tab/><text:tab/>head_index = index_arr[i.get_current_index()];</text:p>
        <text:p text:style-name="P19"><text:span text:style-name="T23"><text:tab/><text:tab/><text:tab/>} </text:span><text:span text:style-name="T22">else</text:span><text:span text:style-name="T23"> {</text:span></text:p>
        <text:p text:style-name="P17"><text:tab/><text:tab/><text:tab/><text:tab/>index_arr[previous_value_index] = index_arr[i.get_current_index()];</text:p>
        <text:p text:style-name="P17"><text:tab/><text:tab/><text:tab/>}</text:p>
        <text:p text:style-name="P17"/>
        <text:p text:style-name="P17"><text:tab/><text:tab/><text:tab/>index_arr[i.get_current_index()] = free_index;</text:p>
        <text:p text:style-name="P17"><text:tab/><text:tab/><text:tab/>free_index = i.get_current_index();</text:p>
        <text:p text:style-name="P17"><text:tab/><text:tab/><text:tab/>current_size--;</text:p>
        <text:p text:style-name="P17"/>
        <text:p text:style-name="P19"><text:span text:style-name="T23"><text:tab/><text:tab/><text:tab/></text:span><text:span text:style-name="T22">break</text:span><text:span text:style-name="T23">;</text:span></text:p>
        <text:p text:style-name="P17"><text:tab/><text:tab/>}</text:p>
        <text:p text:style-name="P17"/>
        <text:p text:style-name="P17"><text:tab/><text:tab/>previous_value_index = i.get_current_index();</text:p>
        <text:p text:style-name="P17"><text:soft-page-break/></text:p>
        <text:p text:style-name="P17"><text:tab/>}</text:p>
        <text:p text:style-name="P17"/>
        <text:p text:style-name="P19"><text:span text:style-name="T23"><text:tab/></text:span><text:span text:style-name="T22">return</text:span><text:span text:style-name="T23">;</text:span></text:p>
        <text:p text:style-name="P17">}</text:p>
        <text:p text:style-name="P17"/>
        <text:p text:style-name="P19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void</text:span><text:span text:style-name="T23"> </text:span><text:span text:style-name="T22">List&lt;T&gt;::delete_by_number</text:span><text:span text:style-name="T23">(size_t p) {</text:span></text:p>
        <text:p text:style-name="P17"/>
        <text:p text:style-name="P17"><text:tab/>_validate_index(p);</text:p>
        <text:p text:style-name="P17"/>
        <text:p text:style-name="P19"><text:span text:style-name="T23"><text:tab/>List&lt;</text:span><text:span text:style-name="T22">T</text:span><text:span text:style-name="T23">&gt;::Iterator i(</text:span><text:span text:style-name="T22">this</text:span><text:span text:style-name="T23">);</text:span></text:p>
        <text:p text:style-name="P17"/>
        <text:p text:style-name="P17"><text:tab/>i.begin();</text:p>
        <text:p text:style-name="P17"/>
        <text:p text:style-name="P17"><text:tab/>seek_num = 0;</text:p>
        <text:p text:style-name="P17"/>
        <text:p text:style-name="P19"><text:span text:style-name="T23"><text:tab/></text:span><text:span text:style-name="T22">if</text:span><text:span text:style-name="T23"> (p == 0) {</text:span></text:p>
        <text:p text:style-name="P17"><text:tab/><text:tab/>head_index = index_arr[i.get_current_index()];</text:p>
        <text:p text:style-name="P19"><text:span text:style-name="T23"><text:tab/>} </text:span><text:span text:style-name="T22">else</text:span><text:span text:style-name="T23"> {</text:span></text:p>
        <text:p text:style-name="P17"><text:tab/><text:tab/>size_t previous_value_index;</text:p>
        <text:p text:style-name="P19"><text:span text:style-name="T23"><text:tab/><text:tab/></text:span><text:span text:style-name="T22">while</text:span><text:span text:style-name="T23">(i.get_current_position() &lt; p) {</text:span></text:p>
        <text:p text:style-name="P17"><text:tab/><text:tab/><text:tab/>previous_value_index = i.get_current_index();</text:p>
        <text:p text:style-name="P17"><text:tab/><text:tab/><text:tab/>i.next(); seek_num++;</text:p>
        <text:p text:style-name="P17"><text:tab/><text:tab/>}</text:p>
        <text:p text:style-name="P17"><text:tab/><text:tab/>index_arr[previous_value_index] = index_arr[i.get_current_index()];</text:p>
        <text:p text:style-name="P17"><text:tab/>}</text:p>
        <text:p text:style-name="P17"/>
        <text:p text:style-name="P17"><text:tab/>index_arr[i.get_current_index()] = free_index;</text:p>
        <text:p text:style-name="P17"><text:tab/>free_index = i.get_current_index();</text:p>
        <text:p text:style-name="P17"><text:tab/>current_size--;</text:p>
        <text:p text:style-name="P17"/>
        <text:p text:style-name="P19"><text:span text:style-name="T23"><text:tab/></text:span><text:span text:style-name="T22">return</text:span><text:span text:style-name="T23">;</text:span></text:p>
        <text:p text:style-name="P17">}</text:p>
        <text:p text:style-name="P17"/>
        <text:p text:style-name="P18">#endif</text:p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family="'Times New Roman'" fo:font-size="12pt" fo:language="ru" fo:country="RU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fo:font-size="13pt" fo:font-weight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0cm" fo:line-height="87%" fo:text-align="justify" style:justify-single-word="false" fo:text-indent="0.7cm" style:auto-text-indent="false"/>
      <style:text-properties fo:font-size="11pt"/>
    </style:style>
    <style:style style:name="Пункт" style:family="paragraph" style:next-style-name="Standard">
      <style:paragraph-properties fo:margin-top="0.635cm" fo:margin-bottom="0.212cm" style:contextual-spacing="false" fo:orphans="2" fo:widows="2"/>
      <style:text-properties style:font-name="Times New Roman1" fo:font-family="'Times New Roman'" fo:font-size="14pt" fo:language="ru" fo:country="RU" fo:font-weight="bold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ru" fo:country="RU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line-height="89%" fo:text-align="justify" style:justify-single-word="false" fo:text-indent="0.7cm" style:auto-text-indent="false"/>
    </style:style>
    <style:style style:name="Титул" style:family="paragraph">
      <style:paragraph-properties fo:margin-left="8.571cm" fo:margin-right="0cm" fo:margin-top="0.212cm" fo:margin-bottom="0cm" style:contextual-spacing="false" fo:orphans="2" fo:widows="2" fo:text-indent="0cm" style:auto-text-indent="false"/>
      <style:text-properties style:font-name="Times New Roman1" fo:font-family="'Times New Roman'" fo:font-size="14pt" fo:language="ru" fo:country="RU" fo:font-weight="bold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WW8Num2z0_5f_text" style:display-name="WW8Num2z0_text" style:family="text">
      <style:text-properties style:font-name="Symbol" fo:font-family="Symbol"/>
    </style:style>
    <style:style style:name="WW8Num3z0_5f_text" style:display-name="WW8Num3z0_text" style:family="text">
      <style:text-properties style:font-name="Symbol" fo:font-family="Symbol"/>
    </style:style>
    <style:style style:name="WW8Num5z0_5f_text" style:display-name="WW8Num5z0_text" style:family="text">
      <style:text-properties fo:font-size="12pt"/>
    </style:style>
    <style:style style:name="WW8Num5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Symbol1"/>
      </text:list-level-style-bullet>
      <text:list-level-style-number text:level="2" text:style-name="WW8Num53z1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WW8Num53z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WW8Num53z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WW8Num53z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53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-=-</meta:initial-creator>
    <dc:creator>Egor Lutohin</dc:creator>
    <meta:creation-date>2011-01-30T17:24:00</meta:creation-date>
    <dc:date>2014-05-28T18:00:21.279778056</dc:date>
    <meta:editing-duration>P1DT5M37S</meta:editing-duration>
    <meta:editing-cycles>21</meta:editing-cycles>
    <meta:document-statistic meta:table-count="1" meta:image-count="2" meta:object-count="0" meta:page-count="17" meta:paragraph-count="1312" meta:word-count="3159" meta:character-count="21531" meta:non-whitespace-character-count="19024"/>
  </office:meta>
</office:document-meta>
</file>